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4.5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fill="solid" draw:fill-color="#ffa6a6" draw:textarea-horizontal-align="justify" draw:textarea-vertical-align="middle" draw:auto-grow-height="false" fo:min-height="0.5cm" fo:min-width="4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6.25cm" loext:decorative="false"/>
      <style:paragraph-properties style:writing-mode="lr-tb"/>
    </style:style>
    <style:style style:name="gr8" style:family="graphic" style:parent-style-name="standard">
      <style:graphic-properties draw:fill="solid" draw:fill-color="#ffa6a6" draw:textarea-horizontal-align="justify" draw:textarea-vertical-align="middle" draw:auto-grow-height="false" fo:min-height="1cm" fo:min-width="4.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5.5cm" loext:decorative="false"/>
      <style:paragraph-properties style:writing-mode="lr-tb"/>
    </style:style>
    <style:style style:name="gr10" style:family="graphic" style:parent-style-name="standard">
      <style:graphic-properties draw:fill="solid" draw:fill-color="#ffa6a6" draw:textarea-horizontal-align="justify" draw:textarea-vertical-align="middle" draw:auto-grow-height="false" fo:min-height="1.25cm" fo:min-width="4.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4cm" loext:decorative="false"/>
      <style:paragraph-properties style:writing-mode="lr-tb"/>
    </style:style>
    <style:style style:name="gr12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13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14" style:family="graphic" style:parent-style-name="objectwithoutfill">
      <style:graphic-properties draw:fill="none" draw:fill-color="#729fcf" draw:textarea-vertical-align="middle" loext:decorative="false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4.75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20" style:family="graphic" style:parent-style-name="standard">
      <style:graphic-properties draw:fill="solid" draw:fill-color="#ffa6a6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21" style:family="graphic" style:parent-style-name="standard">
      <style:graphic-properties draw:fill="solid" draw:fill-color="#ffa6a6" draw:textarea-vertical-align="middle" draw:auto-grow-height="false" fo:min-height="0.749cm" fo:min-width="3cm" loext:decorative="false"/>
      <style:paragraph-properties style:writing-mode="lr-tb"/>
    </style:style>
    <style:style style:name="gr22" style:family="graphic" style:parent-style-name="standard">
      <style:graphic-properties draw:fill="solid" draw:fill-color="#ffa6a6"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3.75cm" loext:decorative="false"/>
      <style:paragraph-properties style:writing-mode="lr-tb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5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27" style:family="graphic" style:parent-style-name="standard">
      <style:graphic-properties draw:fill="solid" draw:fill-color="#ffa6a6"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28" style:family="graphic" style:parent-style-name="standard">
      <style:graphic-properties draw:fill="solid" draw:fill-color="#ffa6a6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5.5cm" loext:decorative="false"/>
      <style:paragraph-properties style:writing-mode="lr-tb"/>
    </style:style>
    <style:style style:name="gr30" style:family="graphic" style:parent-style-name="standard">
      <style:graphic-properties draw:fill="solid" draw:fill-color="#ff860d" draw:textarea-horizontal-align="justify" draw:textarea-vertical-align="middle" draw:auto-grow-height="false" fo:min-height="0.75cm" fo:min-width="4cm" loext:decorative="false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6cm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3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3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5cm" loext:decorative="false"/>
      <style:paragraph-properties style:writing-mode="lr-tb"/>
    </style:style>
    <style:style style:name="gr36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3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6.75cm" loext:decorative="false"/>
      <style:paragraph-properties style:writing-mode="lr-tb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6.25cm" loext:decorative="false"/>
      <style:paragraph-properties style:writing-mode="lr-tb"/>
    </style:style>
    <style:style style:name="gr40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75cm" loext:decorative="false"/>
      <style:paragraph-properties style:writing-mode="lr-tb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5cm" loext:decorative="false"/>
      <style:paragraph-properties style:writing-mode="lr-tb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 loext:decorative="false"/>
      <style:paragraph-properties style:writing-mode="lr-tb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cm" loext:decorative="false"/>
      <style:paragraph-properties style:writing-mode="lr-tb"/>
    </style:style>
    <style:style style:name="gr45" style:family="graphic" style:parent-style-name="standard">
      <style:graphic-properties draw:fill="solid" draw:fill-color="#ffff38" draw:textarea-horizontal-align="justify" draw:textarea-vertical-align="middle" draw:auto-grow-height="false" fo:min-height="2cm" fo:min-width="7cm" loext:decorative="false"/>
      <style:paragraph-properties style:writing-mode="lr-tb"/>
    </style:style>
    <style:style style:name="gr46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7cm" loext:decorative="false"/>
      <style:paragraph-properties style:writing-mode="lr-tb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cm" loext:decorative="false"/>
      <style:paragraph-properties style:writing-mode="lr-tb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4cm" loext:decorative="false"/>
      <style:paragraph-properties style:writing-mode="lr-tb"/>
    </style:style>
    <style:style style:name="gr50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.75cm" loext:decorative="false"/>
      <style:paragraph-properties style:writing-mode="lr-tb"/>
    </style:style>
    <style:style style:name="gr51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4cm" loext:decorative="false"/>
      <style:paragraph-properties style:writing-mode="lr-tb"/>
    </style:style>
    <style:style style:name="gr5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53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6.5cm" loext:decorative="false"/>
      <style:paragraph-properties style:writing-mode="lr-tb"/>
    </style:style>
    <style:style style:name="gr54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5.75cm" loext:decorative="false"/>
      <style:paragraph-properties style:writing-mode="lr-tb"/>
    </style:style>
    <style:style style:name="gr55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6cm" loext:decorative="false"/>
      <style:paragraph-properties style:writing-mode="lr-tb"/>
    </style:style>
    <style:style style:name="gr56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25cm" loext:decorative="false"/>
      <style:paragraph-properties style:writing-mode="lr-tb"/>
    </style:style>
    <style:style style:name="gr57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4.25cm" loext:decorative="false"/>
      <style:paragraph-properties style:writing-mode="lr-tb"/>
    </style:style>
    <style:style style:name="gr58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7.25cm" loext:decorative="false"/>
      <style:paragraph-properties style:writing-mode="lr-tb"/>
    </style:style>
    <style:style style:name="gr59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6.75cm" loext:decorative="false"/>
      <style:paragraph-properties style:writing-mode="lr-tb"/>
    </style:style>
    <style:style style:name="gr60" style:family="graphic" style:parent-style-name="standard">
      <style:graphic-properties draw:fill="solid" draw:fill-color="#ffff38" draw:textarea-horizontal-align="justify" draw:textarea-vertical-align="middle" draw:auto-grow-height="false" fo:min-height="1.25cm" fo:min-width="6.75cm" loext:decorative="false"/>
      <style:paragraph-properties style:writing-mode="lr-tb"/>
    </style:style>
    <style:style style:name="gr61" style:family="graphic" style:parent-style-name="standard">
      <style:graphic-properties draw:fill="solid" draw:fill-color="#ffff38" draw:textarea-horizontal-align="justify" draw:textarea-vertical-align="middle" draw:auto-grow-height="false" fo:min-height="1cm" fo:min-width="6.75cm" loext:decorative="false"/>
      <style:paragraph-properties style:writing-mode="lr-tb"/>
    </style:style>
    <style:style style:name="gr6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cm" loext:decorative="false"/>
      <style:paragraph-properties style:writing-mode="lr-tb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.25cm" loext:decorative="false"/>
      <style:paragraph-properties style:writing-mode="lr-tb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65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.75cm" loext:decorative="false"/>
      <style:paragraph-properties style:writing-mode="lr-tb"/>
    </style:style>
    <style:style style:name="gr66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7cm" loext:decorative="false"/>
      <style:paragraph-properties style:writing-mode="lr-tb"/>
    </style:style>
    <style:style style:name="gr67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5cm" loext:decorative="false"/>
      <style:paragraph-properties style:writing-mode="lr-tb"/>
    </style:style>
    <style:style style:name="gr68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cm" loext:decorative="false"/>
      <style:paragraph-properties style:writing-mode="lr-tb"/>
    </style:style>
    <style:style style:name="gr69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6cm" loext:decorative="false"/>
      <style:paragraph-properties style:writing-mode="lr-tb"/>
    </style:style>
    <style:style style:name="gr70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71" style:family="graphic" style:parent-style-name="standard">
      <style:graphic-properties draw:fill="solid" draw:fill-color="#ffff38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7.5cm" loext:decorative="false"/>
      <style:paragraph-properties style:writing-mode="lr-tb"/>
    </style:style>
    <style:style style:name="gr73" style:family="graphic" style:parent-style-name="standard">
      <style:graphic-properties fo:min-height="1.75cm" fo:min-width="6.25cm" loext:decorative="false"/>
      <style:paragraph-properties style:writing-mode="lr-tb"/>
    </style:style>
    <style:style style:name="gr74" style:family="graphic" style:parent-style-name="standard">
      <style:graphic-properties loext:decorative="false"/>
      <style:paragraph-properties style:writing-mode="lr-tb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6.25cm" loext:decorative="false"/>
      <style:paragraph-properties style:writing-mode="lr-tb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4.75cm" fo:min-width="7.25cm" loext:decorative="false"/>
      <style:paragraph-properties style:writing-mode="lr-tb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78" style:family="graphic" style:parent-style-name="standard">
      <style:graphic-properties draw:fill="solid" draw:fill-color="#729fcf" draw:textarea-horizontal-align="justify" draw:textarea-vertical-align="middle" draw:auto-grow-height="false" fo:min-height="1.8cm" fo:min-width="7.75cm" loext:decorative="false"/>
      <style:paragraph-properties style:writing-mode="lr-tb"/>
    </style:style>
    <style:style style:name="gr79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6.5cm" loext:decorative="false"/>
      <style:paragraph-properties style:writing-mode="lr-tb"/>
    </style:style>
    <style:style style:name="gr80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.5cm" loext:decorative="false"/>
      <style:paragraph-properties style:writing-mode="lr-tb"/>
    </style:style>
    <style:style style:name="gr81" style:family="graphic" style:parent-style-name="Text_20_A4">
      <style:graphic-properties draw:textarea-vertical-align="middle" loext:decorative="false"/>
    </style:style>
    <style:style style:name="gr82" style:family="graphic" style:parent-style-name="objectwithoutfill">
      <style:graphic-properties draw:fill="none" loext:decorative="false"/>
    </style:style>
    <style:style style:name="gr83" style:family="graphic" style:parent-style-name="Микротескты">
      <style:graphic-properties fo:min-height="1.5cm" fo:min-width="6cm" loext:decorative="false"/>
      <style:paragraph-properties style:writing-mode="lr-tb"/>
    </style:style>
    <style:style style:name="gr84" style:family="graphic" style:parent-style-name="Микротескты">
      <style:graphic-properties draw:textarea-horizontal-align="justify" draw:textarea-vertical-align="middle" draw:auto-grow-height="false" fo:min-height="2cm" fo:min-width="6.25cm" loext:decorative="false"/>
      <style:paragraph-properties style:writing-mode="lr-tb"/>
    </style:style>
    <style:style style:name="gr85" style:family="graphic" style:parent-style-name="Микротескты">
      <style:graphic-properties draw:textarea-horizontal-align="justify" draw:textarea-vertical-align="middle" draw:auto-grow-height="false" fo:min-height="1.5cm" fo:min-width="6.25cm" loext:decorative="false"/>
      <style:paragraph-properties style:writing-mode="lr-tb"/>
    </style:style>
    <style:style style:name="gr86" style:family="graphic" style:parent-style-name="Микротескты">
      <style:graphic-properties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87" style:family="graphic" style:parent-style-name="Микротескты">
      <style:graphic-properties draw:textarea-horizontal-align="justify" draw:textarea-vertical-align="middle" draw:auto-grow-height="false" fo:min-height="2cm" fo:min-width="6.75cm" loext:decorative="false"/>
      <style:paragraph-properties style:writing-mode="lr-tb"/>
    </style:style>
    <style:style style:name="gr88" style:family="graphic" style:parent-style-name="Микротескты">
      <style:graphic-properties draw:textarea-horizontal-align="justify" draw:textarea-vertical-align="middle" draw:auto-grow-height="false" fo:min-height="1.75cm" fo:min-width="6.5cm" loext:decorative="false"/>
      <style:paragraph-properties style:writing-mode="lr-tb"/>
    </style:style>
    <style:style style:name="gr89" style:family="graphic" style:parent-style-name="Микротескты">
      <style:graphic-properties draw:textarea-horizontal-align="justify" draw:textarea-vertical-align="middle" draw:auto-grow-height="false" fo:min-height="2cm" fo:min-width="7.75cm" loext:decorative="false"/>
      <style:paragraph-properties style:writing-mode="lr-tb"/>
    </style:style>
    <style:style style:name="gr90" style:family="graphic" style:parent-style-name="Микротескты">
      <style:graphic-properties draw:textarea-horizontal-align="justify" draw:textarea-vertical-align="middle" draw:auto-grow-height="false" fo:min-height="3.25cm" fo:min-width="7.75cm" loext:decorative="false"/>
      <style:paragraph-properties style:writing-mode="lr-tb"/>
    </style:style>
    <style:style style:name="gr91" style:family="graphic" style:parent-style-name="Микротескты">
      <style:graphic-properties draw:textarea-horizontal-align="justify" draw:textarea-vertical-align="middle" draw:auto-grow-height="false" fo:min-height="1.75cm" fo:min-width="5.75cm" loext:decorative="false"/>
      <style:paragraph-properties style:writing-mode="lr-tb"/>
    </style:style>
    <style:style style:name="gr92" style:family="graphic" style:parent-style-name="Микротескты">
      <style:graphic-properties draw:textarea-horizontal-align="justify" draw:textarea-vertical-align="middle" draw:auto-grow-height="false" fo:min-height="1.5cm" fo:min-width="5.75cm" loext:decorative="false"/>
      <style:paragraph-properties style:writing-mode="lr-tb"/>
    </style:style>
    <style:style style:name="gr93" style:family="graphic" style:parent-style-name="Микротескты">
      <style:graphic-properties draw:textarea-horizontal-align="justify" draw:textarea-vertical-align="middle" draw:auto-grow-height="false" fo:min-height="2.5cm" fo:min-width="5.75cm" loext:decorative="false"/>
      <style:paragraph-properties style:writing-mode="lr-tb"/>
    </style:style>
    <style:style style:name="gr94" style:family="graphic" style:parent-style-name="Микротескты">
      <style:graphic-properties draw:textarea-horizontal-align="justify" draw:textarea-vertical-align="middle" draw:auto-grow-height="false" fo:min-height="1.5cm" fo:min-width="8cm" loext:decorative="false"/>
      <style:paragraph-properties style:writing-mode="lr-tb"/>
    </style:style>
    <style:style style:name="gr95" style:family="graphic" style:parent-style-name="Микротескты">
      <style:graphic-properties draw:textarea-horizontal-align="justify" draw:textarea-vertical-align="middle" draw:auto-grow-height="false" fo:min-height="1cm" fo:min-width="6.75cm" loext:decorative="false"/>
      <style:paragraph-properties style:writing-mode="lr-tb"/>
    </style:style>
    <style:style style:name="gr96" style:family="graphic" style:parent-style-name="standard">
      <style:graphic-properties fo:min-height="0.75cm" fo:min-width="7.5cm" loext:decorative="false"/>
      <style:paragraph-properties style:writing-mode="lr-tb"/>
    </style:style>
    <style:style style:name="gr97" style:family="graphic" style:parent-style-name="Микротескты">
      <style:graphic-properties draw:textarea-horizontal-align="justify" draw:textarea-vertical-align="middle" draw:auto-grow-height="false" fo:min-height="2cm" fo:min-width="5.25cm" loext:decorative="false"/>
      <style:paragraph-properties style:writing-mode="lr-tb"/>
    </style:style>
    <style:style style:name="gr98" style:family="graphic" style:parent-style-name="Микротескты">
      <style:graphic-properties draw:textarea-horizontal-align="justify" draw:textarea-vertical-align="middle" draw:auto-grow-height="false" fo:min-height="1.5cm" fo:min-width="5.25cm" loext:decorative="false"/>
      <style:paragraph-properties style:writing-mode="lr-tb"/>
    </style:style>
    <style:style style:name="gr99" style:family="graphic" style:parent-style-name="Микротескты">
      <style:graphic-properties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100" style:family="graphic" style:parent-style-name="Микротескты">
      <style:graphic-properties draw:fill="solid" draw:fill-color="#ffb66c" draw:textarea-horizontal-align="justify" draw:textarea-vertical-align="middle" draw:auto-grow-height="false" fo:min-height="2.25cm" fo:min-width="7.75cm" loext:decorative="false"/>
      <style:paragraph-properties style:writing-mode="lr-tb"/>
    </style:style>
    <style:style style:name="gr101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02" style:family="graphic" style:parent-style-name="Микротескты">
      <style:graphic-properties draw:textarea-horizontal-align="justify" draw:textarea-vertical-align="middle" draw:auto-grow-height="false" fo:min-height="1cm" fo:min-width="7.75cm" loext:decorative="false"/>
      <style:paragraph-properties style:writing-mode="lr-tb"/>
    </style:style>
    <style:style style:name="gr103" style:family="graphic" style:parent-style-name="Микротескты">
      <style:graphic-properties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04" style:family="graphic" style:parent-style-name="Микротескты">
      <style:graphic-properties draw:fill="solid" draw:fill-color="#ffb66c"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105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06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07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08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09" style:family="graphic" style:parent-style-name="Микротескты">
      <style:graphic-properties draw:fill="solid" draw:fill-color="#ffb66c" draw:textarea-horizontal-align="justify" draw:textarea-vertical-align="middle" draw:auto-grow-height="false" fo:min-height="2.5cm" fo:min-width="6.5cm" loext:decorative="false"/>
      <style:paragraph-properties style:writing-mode="lr-tb"/>
    </style:style>
    <style:style style:name="gr110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7.75cm" loext:decorative="false"/>
      <style:paragraph-properties style:writing-mode="lr-tb"/>
    </style:style>
    <style:style style:name="gr111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112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13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114" style:family="graphic" style:parent-style-name="Микротескты">
      <style:graphic-properties draw:textarea-horizontal-align="justify" draw:textarea-vertical-align="middle" draw:auto-grow-height="false" fo:min-height="3.5cm" fo:min-width="6.5cm" loext:decorative="false"/>
      <style:paragraph-properties style:writing-mode="lr-tb"/>
    </style:style>
    <style:style style:name="gr115" style:family="graphic" style:parent-style-name="standard">
      <style:graphic-properties fo:min-height="0.75cm" fo:min-width="10.5cm" loext:decorative="false"/>
      <style:paragraph-properties style:writing-mode="lr-tb"/>
    </style:style>
    <style:style style:name="gr116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8.5cm" loext:decorative="false"/>
      <style:paragraph-properties style:writing-mode="lr-tb"/>
    </style:style>
    <style:style style:name="gr117" style:family="graphic" style:parent-style-name="Микротескты">
      <style:graphic-properties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18" style:family="graphic" style:parent-style-name="Микротескты">
      <style:graphic-properties draw:textarea-horizontal-align="justify" draw:textarea-vertical-align="middle" draw:auto-grow-height="false" fo:min-height="1.25cm" fo:min-width="8.5cm" loext:decorative="false"/>
      <style:paragraph-properties style:writing-mode="lr-tb"/>
    </style:style>
    <style:style style:name="gr119" style:family="graphic" style:parent-style-name="Микротескты">
      <style:graphic-properties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0" style:family="graphic" style:parent-style-name="Микротескты">
      <style:graphic-properties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1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22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3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4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25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6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7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6.5cm" loext:decorative="false"/>
      <style:paragraph-properties style:writing-mode="lr-tb"/>
    </style:style>
    <style:style style:name="gr128" style:family="graphic" style:parent-style-name="Микротескты">
      <style:graphic-properties draw:textarea-horizontal-align="justify" draw:textarea-vertical-align="middle" draw:auto-grow-height="false" fo:min-height="3.75cm" fo:min-width="6.5cm" loext:decorative="false"/>
      <style:paragraph-properties style:writing-mode="lr-tb"/>
    </style:style>
    <style:style style:name="gr129" style:family="graphic" style:parent-style-name="Микротескты">
      <style:graphic-properties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30" style:family="graphic" style:parent-style-name="Микротескты">
      <style:graphic-properties draw:textarea-horizontal-align="justify" draw:textarea-vertical-align="middle" draw:auto-grow-height="false" fo:min-height="2.75cm" fo:min-width="6.5cm" loext:decorative="false"/>
      <style:paragraph-properties style:writing-mode="lr-tb"/>
    </style:style>
    <style:style style:name="gr131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7.25cm" loext:decorative="false"/>
      <style:paragraph-properties style:writing-mode="lr-tb"/>
    </style:style>
    <style:style style:name="gr132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3" style:family="graphic" style:parent-style-name="Микротескты">
      <style:graphic-properties draw:fill="solid" draw:fill-color="#ffb66c" draw:textarea-horizontal-align="justify" draw:textarea-vertical-align="middle" draw:auto-grow-height="false" fo:min-height="3.25cm" fo:min-width="7.25cm" loext:decorative="false"/>
      <style:paragraph-properties style:writing-mode="lr-tb"/>
    </style:style>
    <style:style style:name="gr134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7.25cm" loext:decorative="false"/>
      <style:paragraph-properties style:writing-mode="lr-tb"/>
    </style:style>
    <style:style style:name="gr135" style:family="graphic" style:parent-style-name="Микротескты">
      <style:graphic-properties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6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7" style:family="graphic" style:parent-style-name="Микротескты">
      <style:graphic-properties draw:fill="solid" draw:fill-color="#d4ea6b" draw:textarea-horizontal-align="justify" draw:textarea-vertical-align="middle" draw:auto-grow-height="false" fo:min-height="6cm" fo:min-width="7cm" loext:decorative="false"/>
      <style:paragraph-properties style:writing-mode="lr-tb"/>
    </style:style>
    <style:style style:name="gr138" style:family="graphic" style:parent-style-name="Микротескты">
      <style:graphic-properties draw:textarea-horizontal-align="justify" draw:textarea-vertical-align="middle" draw:auto-grow-height="false" fo:min-height="4.25cm" fo:min-width="7cm" loext:decorative="false"/>
      <style:paragraph-properties style:writing-mode="lr-tb"/>
    </style:style>
    <style:style style:name="gr139" style:family="graphic" style:parent-style-name="Микротескты">
      <style:graphic-properties draw:textarea-horizontal-align="justify" draw:textarea-vertical-align="middle" draw:auto-grow-height="false" fo:min-height="3.75cm" fo:min-width="7cm" loext:decorative="false"/>
      <style:paragraph-properties style:writing-mode="lr-tb"/>
    </style:style>
    <style:style style:name="gr140" style:family="graphic" style:parent-style-name="Микротескты">
      <style:graphic-properties draw:fill="solid" draw:fill-color="#d4ea6b" draw:textarea-horizontal-align="justify" draw:textarea-vertical-align="middle" draw:auto-grow-height="false" fo:min-height="5.5cm" fo:min-width="7cm" loext:decorative="false"/>
      <style:paragraph-properties style:writing-mode="lr-tb"/>
    </style:style>
    <style:style style:name="gr141" style:family="graphic" style:parent-style-name="Микротескты">
      <style:graphic-properties draw:textarea-horizontal-align="justify" draw:textarea-vertical-align="middle" draw:auto-grow-height="false" fo:min-height="3cm" fo:min-width="6.5cm" loext:decorative="false"/>
      <style:paragraph-properties style:writing-mode="lr-tb"/>
    </style:style>
    <style:style style:name="gr142" style:family="graphic" style:parent-style-name="Микротескты">
      <style:graphic-properties draw:textarea-horizontal-align="justify" draw:textarea-vertical-align="middle" draw:auto-grow-height="false" fo:min-height="2.5cm" fo:min-width="6.5cm" loext:decorative="false"/>
      <style:paragraph-properties style:writing-mode="lr-tb"/>
    </style:style>
    <style:style style:name="gr143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8cm" loext:decorative="false"/>
      <style:paragraph-properties style:writing-mode="lr-tb"/>
    </style:style>
    <style:style style:name="gr144" style:family="graphic" style:parent-style-name="Микротескты">
      <style:graphic-properties draw:fill="solid" draw:fill-color="#ffb66c" draw:textarea-horizontal-align="justify" draw:textarea-vertical-align="middle" draw:auto-grow-height="false" fo:min-height="0.5cm" fo:min-width="8cm" loext:decorative="false"/>
      <style:paragraph-properties style:writing-mode="lr-tb"/>
    </style:style>
    <style:style style:name="gr145" style:family="graphic" style:parent-style-name="Микротескты">
      <style:graphic-properties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46" style:family="graphic" style:parent-style-name="Микротескты">
      <style:graphic-properties loext:decorative="false"/>
      <style:paragraph-properties style:writing-mode="lr-tb"/>
    </style:style>
    <style:style style:name="gr147" style:family="graphic" style:parent-style-name="Микротескты">
      <style:graphic-properties draw:fill="solid" draw:fill-color="#d4ea6b" draw:textarea-horizontal-align="justify" draw:textarea-vertical-align="middle" draw:auto-grow-height="false" fo:min-height="2.75cm" fo:min-width="8cm" loext:decorative="false"/>
      <style:paragraph-properties style:writing-mode="lr-tb"/>
    </style:style>
    <style:style style:name="gr148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8cm" loext:decorative="false"/>
      <style:paragraph-properties style:writing-mode="lr-tb"/>
    </style:style>
    <style:style style:name="gr149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8cm" loext:decorative="false"/>
      <style:paragraph-properties style:writing-mode="lr-tb"/>
    </style:style>
    <style:style style:name="gr150" style:family="graphic" style:parent-style-name="Микротескты">
      <style:graphic-properties fo:min-height="1cm" fo:min-width="8cm" loext:decorative="false"/>
      <style:paragraph-properties style:writing-mode="lr-tb"/>
    </style:style>
    <style:style style:name="gr151" style:family="graphic" style:parent-style-name="Микротескты">
      <style:graphic-properties draw:textarea-horizontal-align="justify" draw:textarea-vertical-align="middle" draw:auto-grow-height="false" fo:min-height="2cm" fo:min-width="7.5cm" loext:decorative="false"/>
      <style:paragraph-properties style:writing-mode="lr-tb"/>
    </style:style>
    <style:style style:name="gr152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7.5cm" loext:decorative="false"/>
      <style:paragraph-properties style:writing-mode="lr-tb"/>
    </style:style>
    <style:style style:name="gr153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7.5cm" loext:decorative="false"/>
      <style:paragraph-properties style:writing-mode="lr-tb"/>
    </style:style>
    <style:style style:name="gr154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7.5cm" loext:decorative="false"/>
      <style:paragraph-properties style:writing-mode="lr-tb"/>
    </style:style>
    <style:style style:name="gr155" style:family="graphic" style:parent-style-name="Микротескты">
      <style:graphic-properties draw:fill="solid" draw:fill-color="#ffb66c" draw:textarea-horizontal-align="justify" draw:textarea-vertical-align="middle" draw:auto-grow-height="false" fo:min-height="0.5cm" fo:min-width="7.5cm" loext:decorative="false"/>
      <style:paragraph-properties style:writing-mode="lr-tb"/>
    </style:style>
    <style:style style:name="gr156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7.5cm" loext:decorative="false"/>
      <style:paragraph-properties style:writing-mode="lr-tb"/>
    </style:style>
    <style:style style:name="gr157" style:family="graphic" style:parent-style-name="Микротескты">
      <style:graphic-properties draw:fill="solid" draw:fill-color="#d4ea6b" draw:textarea-horizontal-align="justify" draw:textarea-vertical-align="middle" draw:auto-grow-height="false" fo:min-height="0.5cm" fo:min-width="7.5cm" loext:decorative="false"/>
      <style:paragraph-properties style:writing-mode="lr-tb"/>
    </style:style>
    <style:style style:name="gr158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7.5cm" loext:decorative="false"/>
      <style:paragraph-properties style:writing-mode="lr-tb"/>
    </style:style>
    <style:style style:name="gr159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7.5cm" loext:decorative="false"/>
      <style:paragraph-properties style:writing-mode="lr-tb"/>
    </style:style>
    <style:style style:name="gr160" style:family="graphic" style:parent-style-name="Микротескты">
      <style:graphic-properties fo:min-height="2.5cm" fo:min-width="7.5cm" loext:decorative="false"/>
      <style:paragraph-properties style:writing-mode="lr-tb"/>
    </style:style>
    <style:style style:name="gr161" style:family="graphic" style:parent-style-name="Микротескты">
      <style:graphic-properties draw:textarea-horizontal-align="justify" draw:textarea-vertical-align="middle" draw:auto-grow-height="false" fo:min-height="0.5cm" fo:min-width="6.5cm" loext:decorative="false"/>
      <style:paragraph-properties style:writing-mode="lr-tb"/>
    </style:style>
    <style:style style:name="gr162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163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8.25cm" loext:decorative="false"/>
      <style:paragraph-properties style:writing-mode="lr-tb"/>
    </style:style>
    <style:style style:name="gr164" style:family="graphic" style:parent-style-name="standard">
      <style:graphic-properties fo:min-height="0.75cm" fo:min-width="8.75cm" loext:decorative="false"/>
      <style:paragraph-properties style:writing-mode="lr-tb"/>
    </style:style>
    <style:style style:name="gr165" style:family="graphic" style:parent-style-name="Микротескты">
      <style:graphic-properties draw:textarea-horizontal-align="justify" draw:textarea-vertical-align="middle" draw:auto-grow-height="false" fo:min-height="2cm" fo:min-width="8.25cm" loext:decorative="false"/>
      <style:paragraph-properties style:writing-mode="lr-tb"/>
    </style:style>
    <style:style style:name="gr166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9cm" loext:decorative="false"/>
      <style:paragraph-properties style:writing-mode="lr-tb"/>
    </style:style>
    <style:style style:name="gr167" style:family="graphic" style:parent-style-name="Микротескты">
      <style:graphic-properties draw:textarea-horizontal-align="justify" draw:textarea-vertical-align="middle" draw:auto-grow-height="false" fo:min-height="1cm" fo:min-width="9cm" loext:decorative="false"/>
      <style:paragraph-properties style:writing-mode="lr-tb"/>
    </style:style>
    <style:style style:name="gr168" style:family="graphic" style:parent-style-name="Микротескты">
      <style:graphic-properties draw:textarea-horizontal-align="justify" draw:textarea-vertical-align="middle" draw:auto-grow-height="false" fo:min-height="1.5cm" fo:min-width="9cm" loext:decorative="false"/>
      <style:paragraph-properties style:writing-mode="lr-tb"/>
    </style:style>
    <style:style style:name="gr169" style:family="graphic" style:parent-style-name="Микротескты">
      <style:graphic-properties draw:textarea-horizontal-align="justify" draw:textarea-vertical-align="middle" draw:auto-grow-height="false" fo:min-height="2.5cm" fo:min-width="9cm" loext:decorative="false"/>
      <style:paragraph-properties style:writing-mode="lr-tb"/>
    </style:style>
    <style:style style:name="gr170" style:family="graphic" style:parent-style-name="Микротескты">
      <style:graphic-properties draw:textarea-horizontal-align="justify" draw:textarea-vertical-align="middle" draw:auto-grow-height="false" fo:min-height="1cm" fo:min-width="8.25cm" loext:decorative="false"/>
      <style:paragraph-properties style:writing-mode="lr-tb"/>
    </style:style>
    <style:style style:name="gr171" style:family="graphic" style:parent-style-name="Микротескты">
      <style:graphic-properties draw:fill="solid" draw:fill-color="#d4ea6b" draw:textarea-horizontal-align="justify" draw:textarea-vertical-align="middle" draw:auto-grow-height="false" fo:min-height="0.5cm" fo:min-width="9cm" loext:decorative="false"/>
      <style:paragraph-properties style:writing-mode="lr-tb"/>
    </style:style>
    <style:style style:name="gr172" style:family="graphic" style:parent-style-name="Микротескты">
      <style:graphic-properties draw:textarea-horizontal-align="justify" draw:textarea-vertical-align="middle" draw:auto-grow-height="false" fo:min-height="1.5cm" fo:min-width="8.25cm" loext:decorative="false"/>
      <style:paragraph-properties style:writing-mode="lr-tb"/>
    </style:style>
    <style:style style:name="gr173" style:family="graphic" style:parent-style-name="Микротескты">
      <style:graphic-properties draw:textarea-horizontal-align="justify" draw:textarea-vertical-align="middle" draw:auto-grow-height="false" fo:min-height="2.75cm" fo:min-width="9cm" loext:decorative="false"/>
      <style:paragraph-properties style:writing-mode="lr-tb"/>
    </style:style>
    <style:style style:name="gr174" style:family="graphic" style:parent-style-name="Микротескты">
      <style:graphic-properties draw:textarea-horizontal-align="justify" draw:textarea-vertical-align="middle" draw:auto-grow-height="false" fo:min-height="2cm" fo:min-width="9cm" loext:decorative="false"/>
      <style:paragraph-properties style:writing-mode="lr-tb"/>
    </style:style>
    <style:style style:name="gr175" style:family="graphic" style:parent-style-name="Микротескты">
      <style:graphic-properties draw:fill="solid" draw:fill-color="#d4ea6b" fo:min-height="1cm" fo:min-width="8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="solid" draw:fill-color="#ffff38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ff860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b66c"/>
      <style:paragraph-properties fo:text-align="center"/>
    </style:style>
    <style:style style:name="P11" style:family="paragraph">
      <loext:graphic-properties draw:fill="solid" draw:fill-color="#d4ea6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25cm" svg:height="1.5cm" svg:x="12cm" svg:y="0.5cm">
          <text:p text:style-name="P1">Игра: роботик ходит и стреляет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5cm" svg:height="1.25cm" svg:x="2cm" svg:y="3cm">
          <text:p text:style-name="P1">1) Роботик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5cm" svg:height="1.25cm" svg:x="2cm" svg:y="6.75cm">
          <text:p text:style-name="P1">2) Передвижение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1.5cm" svg:x="13.625cm" svg:y="2.75cm">
          <text:p text:style-name="P1">Кастомизация / Прокачка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cm" svg:height="0.75cm" svg:x="13.625cm" svg:y="4.679cm">
          <text:p text:style-name="P1">Разные пушки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3.625cm" svg:x2="13.625cm" svg:y2="5.054cm" draw:start-shape="id1" draw:end-shape="id2" svg:d="M8500 3625h501l4123 1429h501" svg:viewBox="0 0 5126 1430">
          <text:p/>
        </draw:connector>
        <draw:connector draw:style-name="gr5" draw:text-style-name="P2" draw:layer="layout" draw:type="lines" svg:x1="8.5cm" svg:y1="3.625cm" svg:x2="13.625cm" svg:y2="3.5cm" draw:start-shape="id1" draw:end-shape="id3" svg:d="M8500 3625h501l4123-125h501" svg:viewBox="0 0 5126 126">
          <text:p/>
        </draw:connector>
        <draw:custom-shape draw:style-name="gr6" draw:text-style-name="P3" xml:id="id4" draw:id="id4" draw:layer="layout" svg:width="5cm" svg:height="0.75cm" svg:x="13.625cm" svg:y="5.858cm">
          <text:p text:style-name="P1">Павук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3.625cm" svg:x2="13.625cm" svg:y2="6.233cm" draw:start-shape="id1" draw:end-shape="id4" svg:d="M8500 3625h501l4123 2608h501" svg:viewBox="0 0 5126 2609">
          <text:p/>
        </draw:connector>
        <draw:custom-shape draw:style-name="gr7" draw:text-style-name="P1" xml:id="id6" draw:id="id6" draw:layer="layout" svg:width="6.75cm" svg:height="0.75cm" svg:x="12.75cm" svg:y="7.037cm">
          <text:p text:style-name="P1">Базовая динамика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5cm" svg:height="1.25cm" svg:x="13.625cm" svg:y="8.215cm">
          <text:p text:style-name="P1">Физика столкновений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7.375cm" svg:x2="12.75cm" svg:y2="7.412cm" draw:start-shape="id5" draw:end-shape="id6" svg:d="M8500 7375h501l3248 37h501" svg:viewBox="0 0 4251 38">
          <text:p/>
        </draw:connector>
        <draw:connector draw:style-name="gr5" draw:text-style-name="P2" draw:layer="layout" draw:type="lines" svg:x1="8.5cm" svg:y1="7.375cm" svg:x2="13.625cm" svg:y2="8.84cm" draw:start-shape="id5" draw:end-shape="id7" svg:d="M8500 7375h501l4123 1465h501" svg:viewBox="0 0 5126 1466">
          <text:p/>
        </draw:connector>
        <draw:connector draw:style-name="gr5" draw:text-style-name="P2" draw:layer="layout" draw:type="lines" svg:x1="8.5cm" svg:y1="7.375cm" svg:x2="13.625cm" svg:y2="6.233cm" draw:start-shape="id5" draw:end-shape="id4" svg:d="M8500 7375h501l4123-1142h501" svg:viewBox="0 0 5126 1143">
          <text:p/>
        </draw:connector>
        <draw:custom-shape draw:style-name="gr9" draw:text-style-name="P1" xml:id="id9" draw:id="id9" draw:layer="layout" svg:width="6cm" svg:height="1.25cm" svg:x="26.25cm" svg:y="5.5cm">
          <text:p text:style-name="P1">3) Стрельба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5.25cm" svg:height="1.5cm" svg:x="13.5cm" svg:y="9.894cm">
          <text:p text:style-name="P1">Способы наведения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4.5cm" svg:height="0.75cm" svg:x="13.875cm" svg:y="11.823cm">
          <text:p text:style-name="P1">Импакт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3.25cm" svg:height="1cm" svg:x="2.25cm" svg:y="9.25cm">
          <text:p text:style-name="P1">Куда?</text:p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2.75cm" svg:height="1cm" svg:x="28.25cm" svg:y="8cm">
          <text:p text:style-name="P1">В кого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25cm" svg:y1="8cm" svg:x2="3.875cm" svg:y2="9.25cm" draw:start-shape="id5" draw:start-glue-point="2" draw:end-shape="id8" draw:end-glue-point="0" svg:d="M5250 8000l-1375 1250" svg:viewBox="0 0 1376 1251">
          <text:p/>
        </draw:connector>
        <draw:connector draw:style-name="gr14" draw:text-style-name="P5" draw:layer="layout" draw:type="line" svg:x1="29.25cm" svg:y1="6.75cm" svg:x2="29.625cm" svg:y2="8cm" draw:start-shape="id9" draw:start-glue-point="2" draw:end-shape="id10" draw:end-glue-point="0" svg:d="M29250 6750l375 1250" svg:viewBox="0 0 376 1251">
          <text:p/>
        </draw:connector>
        <draw:connector draw:style-name="gr14" draw:text-style-name="P5" draw:layer="layout" draw:type="lines" svg:x1="26.25cm" svg:y1="6.125cm" svg:x2="18.75cm" svg:y2="10.644cm" draw:start-shape="id9" draw:end-shape="id11" svg:d="M26250 6125h-501l-6498 4519h-501" svg:viewBox="0 0 7501 4520">
          <text:p/>
        </draw:connector>
        <draw:connector draw:style-name="gr14" draw:text-style-name="P5" draw:layer="layout" draw:type="lines" svg:x1="26.25cm" svg:y1="6.125cm" svg:x2="18.375cm" svg:y2="12.198cm" draw:start-shape="id9" draw:end-shape="id12" svg:d="M26250 6125h-501l-6873 6073h-501" svg:viewBox="0 0 7876 6074">
          <text:p/>
        </draw:connector>
        <draw:connector draw:style-name="gr14" draw:text-style-name="P5" draw:layer="layout" draw:type="lines" svg:x1="26.25cm" svg:y1="6.125cm" svg:x2="18.625cm" svg:y2="5.054cm" draw:start-shape="id9" draw:end-shape="id2" svg:d="M26250 6125h-501l-6623-1071h-501" svg:viewBox="0 0 7626 1072">
          <text:p/>
        </draw:connector>
        <draw:custom-shape draw:style-name="gr15" draw:text-style-name="P6" xml:id="id13" draw:id="id13" draw:layer="layout" svg:width="4cm" svg:height="1cm" svg:x="2.25cm" svg:y="11cm">
          <text:p text:style-name="P1">Локации</text:p>
          <draw:enhanced-geometry svg:viewBox="0 0 21600 21600" draw:type="rectangle" draw:enhanced-path="M 0 0 L 21600 0 21600 21600 0 21600 0 0 Z N"/>
        </draw:custom-shape>
        <draw:custom-shape draw:style-name="gr16" draw:text-style-name="P6" xml:id="id14" draw:id="id14" draw:layer="layout" svg:width="5.25cm" svg:height="1cm" svg:x="1.5cm" svg:y="13.25cm">
          <text:p text:style-name="P1">Цели мисси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25cm" svg:y1="12cm" svg:x2="4.125cm" svg:y2="13.25cm" draw:start-shape="id13" draw:end-shape="id14" svg:d="M4250 12000l-125 1250" svg:viewBox="0 0 126 1251">
          <text:p/>
        </draw:connector>
        <draw:connector draw:style-name="gr14" draw:text-style-name="P5" draw:layer="layout" draw:type="line" svg:x1="3.875cm" svg:y1="10.25cm" svg:x2="4.25cm" svg:y2="11cm" draw:start-shape="id8" draw:end-shape="id13" draw:end-glue-point="0" svg:d="M3875 10250l375 750" svg:viewBox="0 0 376 751">
          <text:p/>
        </draw:connector>
        <draw:custom-shape draw:style-name="gr17" draw:text-style-name="P6" xml:id="id16" draw:id="id16" draw:layer="layout" svg:width="4.25cm" svg:height="1cm" svg:x="23.25cm" svg:y="12.5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18" draw:text-style-name="P6" xml:id="id15" draw:id="id15" draw:layer="layout" svg:width="4.5cm" svg:height="1.5cm" svg:x="28.25cm" svg:y="12.25cm">
          <text:p text:style-name="P1">Случайные жертвы</text:p>
          <draw:enhanced-geometry svg:viewBox="0 0 21600 21600" draw:type="rectangle" draw:enhanced-path="M 0 0 L 21600 0 21600 21600 0 21600 0 0 Z N"/>
        </draw:custom-shape>
        <draw:custom-shape draw:style-name="gr19" draw:text-style-name="P6" xml:id="id19" draw:id="id19" draw:layer="layout" svg:width="3.5cm" svg:height="1cm" svg:x="29.75cm" svg:y="14.75cm">
          <text:p text:style-name="P1">Домики</text:p>
          <draw:enhanced-geometry svg:viewBox="0 0 21600 21600" draw:type="rectangle" draw:enhanced-path="M 0 0 L 21600 0 21600 21600 0 21600 0 0 Z N"/>
        </draw:custom-shape>
        <draw:custom-shape draw:style-name="gr20" draw:text-style-name="P3" xml:id="id21" draw:id="id21" draw:layer="layout" svg:width="3.5cm" svg:height="1cm" svg:x="27.25cm" svg:y="17.5cm">
          <text:p text:style-name="P1">Машинки</text:p>
          <draw:enhanced-geometry svg:viewBox="0 0 21600 21600" draw:type="rectangle" draw:enhanced-path="M 0 0 L 21600 0 21600 21600 0 21600 0 0 Z N"/>
        </draw:custom-shape>
        <draw:custom-shape draw:style-name="gr21" draw:text-style-name="P3" xml:id="id20" draw:id="id20" draw:layer="layout" svg:width="3.5cm" svg:height="0.999cm" svg:x="29.75cm" svg:y="16.25cm">
          <text:p text:style-name="P1">Людишки</text:p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3.75cm" svg:height="1.5cm" svg:x="22.75cm" svg:y="17cm">
          <text:p text:style-name="P1">Природа и ландшафт</text:p>
          <draw:enhanced-geometry svg:viewBox="0 0 21600 21600" draw:type="rectangle" draw:enhanced-path="M 0 0 L 21600 0 21600 21600 0 21600 0 0 Z N"/>
        </draw:custom-shape>
        <draw:custom-shape draw:style-name="gr23" draw:text-style-name="P6" xml:id="id18" draw:id="id18" draw:layer="layout" svg:width="4.25cm" svg:height="2cm" svg:x="18cm" svg:y="15cm">
          <text:p text:style-name="P1">Равные (павуки и боссы)</text:p>
          <draw:enhanced-geometry svg:viewBox="0 0 21600 21600" draw:type="rectangle" draw:enhanced-path="M 0 0 L 21600 0 21600 21600 0 21600 0 0 Z N"/>
        </draw:custom-shape>
        <draw:custom-shape draw:style-name="gr24" draw:text-style-name="P6" xml:id="id17" draw:id="id17" draw:layer="layout" svg:width="4cm" svg:height="2cm" svg:x="23.25cm" svg:y="14.25cm">
          <text:p text:style-name="P1">Неравные (танчики и птички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9.625cm" svg:y1="9cm" svg:x2="30.5cm" svg:y2="12.25cm" draw:start-shape="id10" draw:end-shape="id15" svg:d="M29625 9000l875 3250" svg:viewBox="0 0 876 3251">
          <text:p/>
        </draw:connector>
        <draw:connector draw:style-name="gr14" draw:text-style-name="P5" draw:layer="layout" draw:type="line" svg:x1="28.25cm" svg:y1="8.5cm" svg:x2="27.5cm" svg:y2="13cm" draw:start-shape="id10" draw:end-shape="id16" svg:d="M28250 8500l-750 4500" svg:viewBox="0 0 751 4501">
          <text:p/>
        </draw:connector>
        <draw:connector draw:style-name="gr14" draw:text-style-name="P5" draw:layer="layout" draw:type="line" svg:x1="25.375cm" svg:y1="13.5cm" svg:x2="25.25cm" svg:y2="14.25cm" draw:start-shape="id16" draw:end-shape="id17" svg:d="M25375 13500l-125 750" svg:viewBox="0 0 126 751">
          <text:p/>
        </draw:connector>
        <draw:connector draw:style-name="gr14" draw:text-style-name="P5" draw:layer="layout" draw:type="line" svg:x1="23.25cm" svg:y1="13cm" svg:x2="22.25cm" svg:y2="16cm" draw:start-shape="id16" draw:end-shape="id18" svg:d="M23250 13000l-1000 3000" svg:viewBox="0 0 1001 3001">
          <text:p/>
        </draw:connector>
        <draw:connector draw:style-name="gr14" draw:text-style-name="P5" draw:layer="layout" draw:type="line" svg:x1="30.5cm" svg:y1="13.75cm" svg:x2="31.5cm" svg:y2="14.75cm" draw:start-shape="id15" draw:end-shape="id19" draw:end-glue-point="0" svg:d="M30500 13750l1000 1000" svg:viewBox="0 0 1001 1001">
          <text:p/>
        </draw:connector>
        <draw:connector draw:style-name="gr14" draw:text-style-name="P5" draw:layer="layout" draw:type="line" svg:x1="30.5cm" svg:y1="13.75cm" svg:x2="31.5cm" svg:y2="16.25cm" draw:start-shape="id15" draw:end-shape="id20" svg:d="M30500 13750l1000 2500" svg:viewBox="0 0 1001 2501">
          <text:p/>
        </draw:connector>
        <draw:connector draw:style-name="gr14" draw:text-style-name="P5" draw:layer="layout" draw:type="line" svg:x1="30.5cm" svg:y1="13.75cm" svg:x2="29cm" svg:y2="17.5cm" draw:start-shape="id15" draw:end-shape="id21" draw:end-glue-point="0" svg:d="M30500 13750l-1500 3750" svg:viewBox="0 0 1501 3751">
          <text:p/>
        </draw:connector>
        <draw:connector draw:style-name="gr14" draw:text-style-name="P5" draw:layer="layout" draw:type="line" svg:x1="28.25cm" svg:y1="13cm" svg:x2="26.5cm" svg:y2="17.75cm" draw:start-shape="id15" draw:end-shape="id22" svg:d="M28250 13000l-1750 4750" svg:viewBox="0 0 1751 4751">
          <text:p/>
        </draw:connector>
        <draw:custom-shape draw:style-name="gr25" draw:text-style-name="P4" xml:id="id23" draw:id="id23" draw:layer="layout" svg:width="3cm" svg:height="1cm" svg:x="8.75cm" svg:y="9.2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26" draw:text-style-name="P6" xml:id="id24" draw:id="id24" draw:layer="layout" svg:width="3cm" svg:height="1.25cm" svg:x="7.5cm" svg:y="15cm">
          <text:p text:style-name="P1">Дороги</text:p>
          <draw:enhanced-geometry svg:viewBox="0 0 21600 21600" draw:type="rectangle" draw:enhanced-path="M 0 0 L 21600 0 21600 21600 0 21600 0 0 Z N"/>
        </draw:custom-shape>
        <draw:custom-shape draw:style-name="gr27" draw:text-style-name="P3" xml:id="id25" draw:id="id25" draw:layer="layout" svg:width="4.25cm" svg:height="1.25cm" svg:x="11.5cm" svg:y="15cm">
          <text:p text:style-name="P1">Бездорожь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5cm" svg:y1="7.375cm" svg:x2="8.75cm" svg:y2="9.75cm" draw:start-shape="id5" draw:end-shape="id23" svg:d="M8500 7375l250 2375" svg:viewBox="0 0 251 2376">
          <text:p/>
        </draw:connector>
        <draw:connector draw:style-name="gr14" draw:text-style-name="P5" draw:layer="layout" draw:type="line" svg:x1="8.75cm" svg:y1="9.75cm" svg:x2="9cm" svg:y2="15cm" draw:start-shape="id23" draw:end-shape="id24" svg:d="M8750 9750l250 5250" svg:viewBox="0 0 251 5251">
          <text:p/>
        </draw:connector>
        <draw:connector draw:style-name="gr14" draw:text-style-name="P5" draw:layer="layout" draw:type="line" svg:x1="11.75cm" svg:y1="9.75cm" svg:x2="11.5cm" svg:y2="15.625cm" draw:start-shape="id23" draw:end-shape="id25" draw:end-glue-point="3" svg:d="M11750 9750l-250 5875" svg:viewBox="0 0 251 5876">
          <text:p/>
        </draw:connector>
        <draw:custom-shape draw:style-name="gr11" draw:text-style-name="P1" xml:id="id26" draw:id="id26" draw:layer="layout" svg:width="4.5cm" svg:height="0.75cm" svg:x="13.875cm" svg:y="13cm">
          <text:p text:style-name="P1">Урон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6.25cm" svg:y1="6.125cm" svg:x2="18.375cm" svg:y2="13.375cm" draw:start-shape="id9" draw:end-shape="id26" svg:d="M26250 6125h-501l-6873 7250h-501" svg:viewBox="0 0 7876 7251">
          <text:p/>
        </draw:connector>
        <draw:custom-shape draw:style-name="gr28" draw:text-style-name="P3" draw:layer="layout" svg:width="4.75cm" svg:height="0.75cm" svg:x="28.75cm" svg:y="0.25cm">
          <text:p text:style-name="P1">Нет задач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16" draw:text-style-name="P6" xml:id="id27" draw:id="id27" draw:layer="layout" svg:width="5.25cm" svg:height="1cm" svg:x="0.5cm" svg:y="8cm">
          <text:p text:style-name="P1">Цели миссии</text:p>
          <draw:enhanced-geometry svg:viewBox="0 0 21600 21600" draw:type="rectangle" draw:enhanced-path="M 0 0 L 21600 0 21600 21600 0 21600 0 0 Z N"/>
        </draw:custom-shape>
        <draw:custom-shape draw:style-name="gr7" draw:text-style-name="P1" xml:id="id28" draw:id="id28" draw:layer="layout" svg:width="6.75cm" svg:height="0.75cm" svg:x="8.75cm" svg:y="2.75cm">
          <text:p text:style-name="P1">Базовая динамика</text:p>
          <draw:enhanced-geometry svg:viewBox="0 0 21600 21600" draw:type="rectangle" draw:enhanced-path="M 0 0 L 21600 0 21600 21600 0 21600 0 0 Z N"/>
        </draw:custom-shape>
        <draw:custom-shape draw:style-name="gr29" draw:text-style-name="P6" xml:id="id29" draw:id="id29" draw:layer="layout" svg:width="6cm" svg:height="1.25cm" svg:x="18.75cm" svg:y="2.5cm">
          <text:p text:style-name="P1">Добраться до места</text:p>
          <draw:enhanced-geometry svg:viewBox="0 0 21600 21600" draw:type="rectangle" draw:enhanced-path="M 0 0 L 21600 0 21600 21600 0 21600 0 0 Z N"/>
        </draw:custom-shape>
        <draw:custom-shape draw:style-name="gr30" draw:text-style-name="P7" xml:id="id30" draw:id="id30" draw:layer="layout" svg:width="4.5cm" svg:height="1cm" svg:x="27.75cm" svg:y="2.5cm">
          <text:p text:style-name="P1">Препятствия</text:p>
          <draw:enhanced-geometry svg:viewBox="0 0 21600 21600" draw:type="rectangle" draw:enhanced-path="M 0 0 L 21600 0 21600 21600 0 21600 0 0 Z N"/>
        </draw:custom-shape>
        <draw:custom-shape draw:style-name="gr30" draw:text-style-name="P7" xml:id="id31" draw:id="id31" draw:layer="layout" svg:width="4.5cm" svg:height="1cm" svg:x="27.75cm" svg:y="5.2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6.5cm" svg:height="0.75cm" svg:x="9cm" svg:y="0.5cm">
          <text:p text:style-name="P1">В сочетании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5.75cm" svg:height="0.75cm" svg:x="19cm" svg:y="0.5cm">
          <text:p text:style-name="P1">Получается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75cm" svg:height="0.75cm" svg:x="27.75cm" svg:y="0.5cm">
          <text:p text:style-name="P1">Мешает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8.75cm" svg:y2="3.125cm" draw:start-shape="id27" draw:end-shape="id28" svg:d="M5750 8500h501l1998-5375h501" svg:viewBox="0 0 3001 5376">
          <text:p/>
        </draw:connector>
        <draw:connector draw:style-name="gr14" draw:text-style-name="P5" draw:layer="layout" draw:type="lines" svg:x1="15.5cm" svg:y1="3.125cm" svg:x2="18.75cm" svg:y2="3.125cm" draw:start-shape="id28" draw:end-shape="id29" svg:d="M15500 3125h501 2248 501" svg:viewBox="0 0 3251 1">
          <text:p/>
        </draw:connector>
        <draw:connector draw:style-name="gr14" draw:text-style-name="P5" draw:layer="layout" draw:type="lines" svg:x1="24.75cm" svg:y1="3.125cm" svg:x2="27.75cm" svg:y2="3cm" draw:start-shape="id29" draw:end-shape="id30" svg:d="M24750 3125h501l1998-125h501" svg:viewBox="0 0 3001 126">
          <text:p/>
        </draw:connector>
        <draw:connector draw:style-name="gr14" draw:text-style-name="P5" draw:layer="layout" draw:type="lines" svg:x1="24.75cm" svg:y1="3.125cm" svg:x2="27.75cm" svg:y2="5.7cm" draw:start-shape="id29" draw:end-shape="id31" svg:d="M24750 3125h501l1998 2575h501" svg:viewBox="0 0 3001 2576">
          <text:p/>
        </draw:connector>
        <draw:custom-shape draw:style-name="gr34" draw:text-style-name="P6" xml:id="id32" draw:id="id32" draw:layer="layout" svg:width="5.75cm" svg:height="0.75cm" svg:x="19cm" svg:y="4cm">
          <text:p text:style-name="P1">Догнать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5.5cm" svg:y1="3.125cm" svg:x2="19cm" svg:y2="4.375cm" draw:start-shape="id28" draw:end-shape="id32" svg:d="M15500 3125h501l2498 1250h501" svg:viewBox="0 0 3501 1251">
          <text:p/>
        </draw:connector>
        <draw:connector draw:style-name="gr14" draw:text-style-name="P5" draw:layer="layout" draw:type="lines" svg:x1="24.75cm" svg:y1="4.375cm" svg:x2="27.75cm" svg:y2="3cm" draw:start-shape="id32" draw:end-shape="id30" svg:d="M24750 4375h501l1998-1375h501" svg:viewBox="0 0 3001 1376">
          <text:p/>
        </draw:connector>
        <draw:connector draw:style-name="gr14" draw:text-style-name="P5" draw:layer="layout" draw:type="lines" svg:x1="24.75cm" svg:y1="4.375cm" svg:x2="27.75cm" svg:y2="5.7cm" draw:start-shape="id32" draw:end-shape="id31" draw:end-glue-point="3" svg:d="M24750 4375h501l1998 1325h501" svg:viewBox="0 0 3001 1326">
          <text:p/>
        </draw:connector>
        <draw:custom-shape draw:style-name="gr11" draw:text-style-name="P1" xml:id="id33" draw:id="id33" draw:layer="layout" svg:width="4.5cm" svg:height="0.75cm" svg:x="9.875cm" svg:y="4.306cm">
          <text:p text:style-name="P1">Импакт</text:p>
          <draw:enhanced-geometry svg:viewBox="0 0 21600 21600" draw:type="rectangle" draw:enhanced-path="M 0 0 L 21600 0 21600 21600 0 21600 0 0 Z N"/>
        </draw:custom-shape>
        <draw:custom-shape draw:style-name="gr34" draw:text-style-name="P6" xml:id="id34" draw:id="id34" draw:layer="layout" svg:width="5.75cm" svg:height="0.75cm" svg:x="19cm" svg:y="5cm">
          <text:p text:style-name="P1">Разрушить</text:p>
          <draw:enhanced-geometry svg:viewBox="0 0 21600 21600" draw:type="rectangle" draw:enhanced-path="M 0 0 L 21600 0 21600 21600 0 21600 0 0 Z N"/>
        </draw:custom-shape>
        <draw:custom-shape draw:style-name="gr30" draw:text-style-name="P7" xml:id="id35" draw:id="id35" draw:layer="layout" svg:width="4.5cm" svg:height="1cm" svg:x="27.75cm" svg:y="7.9cm">
          <text:p text:style-name="P1">Время</text:p>
          <draw:enhanced-geometry svg:viewBox="0 0 21600 21600" draw:type="rectangle" draw:enhanced-path="M 0 0 L 21600 0 21600 21600 0 21600 0 0 Z N"/>
        </draw:custom-shape>
        <draw:custom-shape draw:style-name="gr30" draw:text-style-name="P7" xml:id="id36" draw:id="id36" draw:layer="layout" svg:width="4.5cm" svg:height="1cm" svg:x="27.75cm" svg:y="10.6cm">
          <text:p text:style-name="P1">Расстояни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875cm" svg:y2="4.681cm" draw:start-shape="id27" draw:end-shape="id33" svg:d="M5750 8500h501l3123-3819h501" svg:viewBox="0 0 4126 3820">
          <text:p/>
        </draw:connector>
        <draw:connector draw:style-name="gr14" draw:text-style-name="P5" draw:layer="layout" draw:type="lines" svg:x1="14.375cm" svg:y1="4.681cm" svg:x2="19cm" svg:y2="5.375cm" draw:start-shape="id33" draw:end-shape="id34" svg:d="M14375 4681h501l3623 694h501" svg:viewBox="0 0 4626 695">
          <text:p/>
        </draw:connector>
        <draw:connector draw:style-name="gr14" draw:text-style-name="P5" draw:layer="layout" draw:type="lines" svg:x1="24.75cm" svg:y1="5.375cm" svg:x2="27.75cm" svg:y2="5.7cm" draw:start-shape="id34" draw:end-shape="id31" svg:d="M24750 5375h501l1998 325h501" svg:viewBox="0 0 3001 326">
          <text:p/>
        </draw:connector>
        <draw:connector draw:style-name="gr14" draw:text-style-name="P5" draw:layer="layout" draw:type="lines" svg:x1="24.75cm" svg:y1="3.125cm" svg:x2="27.75cm" svg:y2="8.4cm" draw:start-shape="id29" draw:end-shape="id35" svg:d="M24750 3125h501l1998 5275h501" svg:viewBox="0 0 3001 5276">
          <text:p/>
        </draw:connector>
        <draw:connector draw:style-name="gr14" draw:text-style-name="P5" draw:layer="layout" draw:type="lines" svg:x1="24.75cm" svg:y1="4.375cm" svg:x2="27.75cm" svg:y2="11.1cm" draw:start-shape="id32" draw:end-shape="id36" svg:d="M24750 4375h501l1998 6725h501" svg:viewBox="0 0 3001 6726">
          <text:p/>
        </draw:connector>
        <draw:custom-shape draw:style-name="gr4" draw:text-style-name="P1" xml:id="id37" draw:id="id37" draw:layer="layout" svg:width="5cm" svg:height="0.75cm" svg:x="9.625cm" svg:y="5.862cm">
          <text:p text:style-name="P1">Кастомизация</text:p>
          <draw:enhanced-geometry svg:viewBox="0 0 21600 21600" draw:type="rectangle" draw:enhanced-path="M 0 0 L 21600 0 21600 21600 0 21600 0 0 Z N"/>
        </draw:custom-shape>
        <draw:custom-shape draw:style-name="gr35" draw:text-style-name="P6" xml:id="id38" draw:id="id38" draw:layer="layout" svg:width="6cm" svg:height="0.75cm" svg:x="18.75cm" svg:y="6cm">
          <text:p text:style-name="P1">Найти апгрейд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625cm" svg:y2="6.237cm" draw:start-shape="id27" draw:end-shape="id37" svg:d="M5750 8500h501l2873-2263h501" svg:viewBox="0 0 3876 2264">
          <text:p/>
        </draw:connector>
        <draw:connector draw:style-name="gr14" draw:text-style-name="P5" draw:layer="layout" draw:type="lines" svg:x1="14.625cm" svg:y1="6.237cm" svg:x2="18.75cm" svg:y2="6.375cm" draw:start-shape="id37" draw:end-shape="id38" svg:d="M14625 6237h501l3123 138h501" svg:viewBox="0 0 4126 139">
          <text:p/>
        </draw:connector>
        <draw:connector draw:style-name="gr14" draw:text-style-name="P5" draw:layer="layout" draw:type="lines" svg:x1="24.75cm" svg:y1="6.375cm" svg:x2="27.75cm" svg:y2="3cm" draw:start-shape="id38" draw:end-shape="id30" svg:d="M24750 6375h501l1998-3375h501" svg:viewBox="0 0 3001 3376">
          <text:p/>
        </draw:connector>
        <draw:connector draw:style-name="gr14" draw:text-style-name="P5" draw:layer="layout" draw:type="lines" svg:x1="24.75cm" svg:y1="6.375cm" svg:x2="27.75cm" svg:y2="5.7cm" draw:start-shape="id38" draw:end-shape="id31" svg:d="M24750 6375h501l1998-675h501" svg:viewBox="0 0 3001 676">
          <text:p/>
        </draw:connector>
        <draw:custom-shape draw:style-name="gr15" draw:text-style-name="P6" xml:id="id39" draw:id="id39" draw:layer="layout" svg:width="4cm" svg:height="1cm" svg:x="10.125cm" svg:y="8.973cm">
          <text:p text:style-name="P1">Локации</text:p>
          <draw:enhanced-geometry svg:viewBox="0 0 21600 21600" draw:type="rectangle" draw:enhanced-path="M 0 0 L 21600 0 21600 21600 0 21600 0 0 Z N"/>
        </draw:custom-shape>
        <draw:custom-shape draw:style-name="gr36" draw:text-style-name="P6" xml:id="id40" draw:id="id40" draw:layer="layout" svg:width="4.75cm" svg:height="0.75cm" svg:x="20cm" svg:y="7cm">
          <text:p text:style-name="P1">Разведка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.125cm" svg:y2="9.473cm" draw:start-shape="id27" draw:end-shape="id39" draw:end-glue-point="3" svg:d="M5750 8500h501l3373 973h501" svg:viewBox="0 0 4376 974">
          <text:p/>
        </draw:connector>
        <draw:connector draw:style-name="gr14" draw:text-style-name="P5" draw:layer="layout" draw:type="lines" svg:x1="14.125cm" svg:y1="9.473cm" svg:x2="20cm" svg:y2="7.375cm" draw:start-shape="id39" draw:end-shape="id40" svg:d="M14125 9473h501l4873-2098h501" svg:viewBox="0 0 5876 2099">
          <text:p/>
        </draw:connector>
        <draw:custom-shape draw:style-name="gr37" draw:text-style-name="P6" xml:id="id41" draw:id="id41" draw:layer="layout" svg:width="3cm" svg:height="0.75cm" svg:x="10.625cm" svg:y="10.779cm">
          <text:p text:style-name="P1">Дороги</text:p>
          <draw:enhanced-geometry svg:viewBox="0 0 21600 21600" draw:type="rectangle" draw:enhanced-path="M 0 0 L 21600 0 21600 21600 0 21600 0 0 Z N"/>
        </draw:custom-shape>
        <draw:custom-shape draw:style-name="gr38" draw:text-style-name="P6" xml:id="id42" draw:id="id42" draw:layer="layout" svg:width="7.25cm" svg:height="0.75cm" svg:x="17.5cm" svg:y="8cm">
          <text:p text:style-name="P1">Расчистить проход</text:p>
          <draw:enhanced-geometry svg:viewBox="0 0 21600 21600" draw:type="rectangle" draw:enhanced-path="M 0 0 L 21600 0 21600 21600 0 21600 0 0 Z N"/>
        </draw:custom-shape>
        <draw:custom-shape draw:style-name="gr39" draw:text-style-name="P6" xml:id="id43" draw:id="id43" draw:layer="layout" svg:width="6.75cm" svg:height="0.75cm" svg:x="18cm" svg:y="9cm">
          <text:p text:style-name="P1">Сопроводить конвой</text:p>
          <draw:enhanced-geometry svg:viewBox="0 0 21600 21600" draw:type="rectangle" draw:enhanced-path="M 0 0 L 21600 0 21600 21600 0 21600 0 0 Z N"/>
        </draw:custom-shape>
        <draw:custom-shape draw:style-name="gr38" draw:text-style-name="P6" xml:id="id44" draw:id="id44" draw:layer="layout" svg:width="7.25cm" svg:height="0.75cm" svg:x="17.5cm" svg:y="10cm">
          <text:p text:style-name="P1">Перехватить конвой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.625cm" svg:y2="11.154cm" draw:start-shape="id27" draw:end-shape="id41" svg:d="M5750 8500h501l3873 2654h501" svg:viewBox="0 0 4876 2655">
          <text:p/>
        </draw:connector>
        <draw:connector draw:style-name="gr14" draw:text-style-name="P5" draw:layer="layout" draw:type="lines" svg:x1="13.625cm" svg:y1="11.154cm" svg:x2="17.5cm" svg:y2="8.375cm" draw:start-shape="id41" draw:start-glue-point="1" draw:end-shape="id42" svg:d="M13625 11154h501l2873-2779h501" svg:viewBox="0 0 3876 2780">
          <text:p/>
        </draw:connector>
        <draw:connector draw:style-name="gr14" draw:text-style-name="P5" draw:layer="layout" draw:type="lines" svg:x1="13.625cm" svg:y1="11.154cm" svg:x2="18cm" svg:y2="9.375cm" draw:start-shape="id41" draw:start-glue-point="1" draw:end-shape="id43" svg:d="M13625 11154h501l3373-1779h501" svg:viewBox="0 0 4376 1780">
          <text:p/>
        </draw:connector>
        <draw:connector draw:style-name="gr14" draw:text-style-name="P5" draw:layer="layout" draw:type="lines" svg:x1="13.625cm" svg:y1="11.154cm" svg:x2="17.5cm" svg:y2="10.375cm" draw:start-shape="id41" draw:end-shape="id44" svg:d="M13625 11154h501l2873-779h501" svg:viewBox="0 0 3876 780">
          <text:p/>
        </draw:connector>
        <draw:connector draw:style-name="gr14" draw:text-style-name="P5" draw:layer="layout" draw:type="lines" svg:x1="24.75cm" svg:y1="8.375cm" svg:x2="27.75cm" svg:y2="3cm" draw:start-shape="id42" draw:end-shape="id30" svg:d="M24750 8375h501l1998-5375h501" svg:viewBox="0 0 3001 5376">
          <text:p/>
        </draw:connector>
        <draw:connector draw:style-name="gr14" draw:text-style-name="P5" draw:layer="layout" draw:type="lines" svg:x1="24.75cm" svg:y1="9.375cm" svg:x2="27.75cm" svg:y2="5.7cm" draw:start-shape="id43" draw:end-shape="id31" svg:d="M24750 9375h501l1998-3675h501" svg:viewBox="0 0 3001 3676">
          <text:p/>
        </draw:connector>
        <draw:connector draw:style-name="gr14" draw:text-style-name="P5" draw:layer="layout" draw:type="lines" svg:x1="24.75cm" svg:y1="9.375cm" svg:x2="27.75cm" svg:y2="11.1cm" draw:start-shape="id43" draw:end-shape="id36" draw:end-glue-point="3" svg:d="M24750 9375h501l1998 1725h501" svg:viewBox="0 0 3001 1726">
          <text:p/>
        </draw:connector>
        <draw:connector draw:style-name="gr14" draw:text-style-name="P5" draw:layer="layout" draw:type="lines" svg:x1="24.75cm" svg:y1="10.375cm" svg:x2="27.75cm" svg:y2="5.7cm" draw:start-shape="id44" draw:end-shape="id31" svg:d="M24750 10375h501l1998-4675h501" svg:viewBox="0 0 3001 4676">
          <text:p/>
        </draw:connector>
        <draw:connector draw:style-name="gr14" draw:text-style-name="P5" draw:layer="layout" draw:type="lines" svg:x1="24.75cm" svg:y1="10.375cm" svg:x2="27.75cm" svg:y2="8.4cm" draw:start-shape="id44" draw:end-shape="id35" svg:d="M24750 10375h501l1998-1975h501" svg:viewBox="0 0 3001 1976">
          <text:p/>
        </draw:connector>
        <draw:custom-shape draw:style-name="gr40" draw:text-style-name="P6" xml:id="id45" draw:id="id45" draw:layer="layout" svg:width="4.25cm" svg:height="0.75cm" svg:x="10cm" svg:y="12.335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35" draw:text-style-name="P6" xml:id="id46" draw:id="id46" draw:layer="layout" svg:width="6cm" svg:height="0.75cm" svg:x="18.75cm" svg:y="11cm">
          <text:p text:style-name="P1">Зачистка</text:p>
          <draw:enhanced-geometry svg:viewBox="0 0 21600 21600" draw:type="rectangle" draw:enhanced-path="M 0 0 L 21600 0 21600 21600 0 21600 0 0 Z N"/>
        </draw:custom-shape>
        <draw:custom-shape draw:style-name="gr35" draw:text-style-name="P6" xml:id="id47" draw:id="id47" draw:layer="layout" svg:width="6cm" svg:height="0.75cm" svg:x="18.75cm" svg:y="12cm">
          <text:p text:style-name="P1">Победить босса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cm" svg:y2="12.71cm" draw:start-shape="id27" draw:end-shape="id45" draw:end-glue-point="3" svg:d="M5750 8500h501l3248 4210h501" svg:viewBox="0 0 4251 4211">
          <text:p/>
        </draw:connector>
        <draw:connector draw:style-name="gr14" draw:text-style-name="P5" draw:layer="layout" draw:type="lines" svg:x1="14.25cm" svg:y1="12.71cm" svg:x2="18.75cm" svg:y2="11.375cm" draw:start-shape="id45" draw:end-shape="id46" svg:d="M14250 12710h501l3498-1335h501" svg:viewBox="0 0 4501 1336">
          <text:p/>
        </draw:connector>
        <draw:connector draw:style-name="gr14" draw:text-style-name="P5" draw:layer="layout" draw:type="lines" svg:x1="14.25cm" svg:y1="12.71cm" svg:x2="18.75cm" svg:y2="12.375cm" draw:start-shape="id45" draw:end-shape="id47" svg:d="M14250 12710h501l3498-335h501" svg:viewBox="0 0 4501 336">
          <text:p/>
        </draw:connector>
        <draw:custom-shape draw:style-name="gr18" draw:text-style-name="P6" xml:id="id48" draw:id="id48" draw:layer="layout" svg:width="4.5cm" svg:height="1.5cm" svg:x="9.875cm" svg:y="13.89cm">
          <text:p text:style-name="P1">Случайные жертвы</text:p>
          <draw:enhanced-geometry svg:viewBox="0 0 21600 21600" draw:type="rectangle" draw:enhanced-path="M 0 0 L 21600 0 21600 21600 0 21600 0 0 Z N"/>
        </draw:custom-shape>
        <draw:custom-shape draw:style-name="gr35" draw:text-style-name="P6" xml:id="id49" draw:id="id49" draw:layer="layout" svg:width="6cm" svg:height="0.75cm" svg:x="18.75cm" svg:y="13cm">
          <text:p text:style-name="P1">Набор очк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875cm" svg:y2="14.64cm" draw:start-shape="id27" draw:end-shape="id48" svg:d="M5750 8500h501l3123 6140h501" svg:viewBox="0 0 4126 6141">
          <text:p/>
        </draw:connector>
        <draw:connector draw:style-name="gr14" draw:text-style-name="P5" draw:layer="layout" draw:type="lines" svg:x1="14.375cm" svg:y1="14.64cm" svg:x2="18.75cm" svg:y2="13.375cm" draw:start-shape="id48" draw:end-shape="id49" svg:d="M14375 14640h501l3373-1265h501" svg:viewBox="0 0 4376 1266">
          <text:p/>
        </draw:connector>
        <draw:connector draw:style-name="gr14" draw:text-style-name="P5" draw:layer="layout" draw:type="lines" svg:x1="24.75cm" svg:y1="13.375cm" svg:x2="27.75cm" svg:y2="8.4cm" draw:start-shape="id49" draw:end-shape="id35" svg:d="M24750 13375h501l1998-4975h501" svg:viewBox="0 0 3001 4976">
          <text:p/>
        </draw:connector>
        <draw:connector draw:style-name="gr14" draw:text-style-name="P5" draw:layer="layout" draw:type="lines" svg:x1="24.75cm" svg:y1="13.375cm" svg:x2="27.75cm" svg:y2="5.7cm" draw:start-shape="id49" draw:end-shape="id31" svg:d="M24750 13375h501l1998-7675h501" svg:viewBox="0 0 3001 7676">
          <text:p/>
        </draw:connector>
        <draw:custom-shape draw:style-name="gr35" draw:text-style-name="P6" xml:id="id50" draw:id="id50" draw:layer="layout" svg:width="6cm" svg:height="0.75cm" svg:x="18.75cm" svg:y="14cm">
          <text:p text:style-name="P1">Минимум жерт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4.375cm" svg:y1="14.64cm" svg:x2="18.75cm" svg:y2="14.375cm" draw:start-shape="id48" draw:end-shape="id50" svg:d="M14375 14640h501l3373-265h501" svg:viewBox="0 0 4376 266">
          <text:p/>
        </draw:connector>
        <draw:connector draw:style-name="gr14" draw:text-style-name="P5" draw:layer="layout" draw:type="lines" svg:x1="14.375cm" svg:y1="4.681cm" svg:x2="18.75cm" svg:y2="13.375cm" draw:start-shape="id33" draw:end-shape="id49" draw:end-glue-point="3" svg:d="M14375 4681h501l3373 8694h501" svg:viewBox="0 0 4376 8695">
          <text:p/>
        </draw:connector>
        <draw:connector draw:style-name="gr14" draw:text-style-name="P5" draw:layer="layout" draw:type="lines" svg:x1="14.375cm" svg:y1="4.681cm" svg:x2="18.75cm" svg:y2="14.375cm" draw:start-shape="id33" draw:end-shape="id50" svg:d="M14375 4681h501l3373 9694h501" svg:viewBox="0 0 4376 9695">
          <text:p/>
        </draw:connector>
        <draw:custom-shape draw:style-name="gr41" draw:text-style-name="P6" xml:id="id51" draw:id="id51" draw:layer="layout" svg:width="6.25cm" svg:height="0.75cm" svg:x="18.5cm" svg:y="15cm">
          <text:p text:style-name="P1">Пройти пресето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4.625cm" svg:y1="6.237cm" svg:x2="18.5cm" svg:y2="15.375cm" draw:start-shape="id37" draw:end-shape="id51" svg:d="M14625 6237h501l2873 9138h501" svg:viewBox="0 0 3876 9139">
          <text:p/>
        </draw:connector>
        <draw:custom-shape draw:style-name="gr30" draw:text-style-name="P7" xml:id="id52" draw:id="id52" draw:layer="layout" svg:width="4.5cm" svg:height="1cm" svg:x="27.75cm" svg:y="13.3cm">
          <text:p text:style-name="P1">Уязвимост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5.375cm" svg:x2="27.75cm" svg:y2="13.8cm" draw:start-shape="id51" draw:end-shape="id52" svg:d="M24750 15375h501l1998-1575h501" svg:viewBox="0 0 3001 1576">
          <text:p/>
        </draw:connector>
        <draw:connector draw:style-name="gr14" draw:text-style-name="P5" draw:layer="layout" draw:type="lines" svg:x1="24.75cm" svg:y1="12.375cm" svg:x2="27.75cm" svg:y2="13.8cm" draw:start-shape="id47" draw:end-shape="id52" svg:d="M24750 12375h501l1998 1425h501" svg:viewBox="0 0 3001 1426">
          <text:p/>
        </draw:connector>
        <draw:custom-shape draw:style-name="gr30" draw:text-style-name="P7" xml:id="id53" draw:id="id53" draw:layer="layout" svg:width="4.5cm" svg:height="1cm" svg:x="27.75cm" svg:y="16cm">
          <text:p text:style-name="P1">Локация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1.375cm" svg:x2="27.75cm" svg:y2="16.5cm" draw:start-shape="id46" draw:end-shape="id53" svg:d="M24750 11375h501l1998 5125h501" svg:viewBox="0 0 3001 5126">
          <text:p/>
        </draw:connector>
        <draw:connector draw:style-name="gr14" draw:text-style-name="P5" draw:layer="layout" draw:type="lines" svg:x1="24.75cm" svg:y1="7.375cm" svg:x2="27.75cm" svg:y2="16.5cm" draw:start-shape="id40" draw:end-shape="id53" svg:d="M24750 7375h501l1998 9125h501" svg:viewBox="0 0 3001 9126">
          <text:p/>
        </draw:connector>
        <draw:connector draw:style-name="gr14" draw:text-style-name="P5" draw:layer="layout" draw:type="lines" svg:x1="24.75cm" svg:y1="3.125cm" svg:x2="27.75cm" svg:y2="16.5cm" draw:start-shape="id29" draw:end-shape="id53" svg:d="M24750 3125h501l1998 13375h501" svg:viewBox="0 0 3001 13376">
          <text:p/>
        </draw:connector>
        <draw:custom-shape draw:style-name="gr40" draw:text-style-name="P6" xml:id="id54" draw:id="id54" draw:layer="layout" svg:width="4.25cm" svg:height="0.75cm" svg:x="10cm" svg:y="16.196cm">
          <text:p text:style-name="P1">Урон</text:p>
          <draw:enhanced-geometry svg:viewBox="0 0 21600 21600" draw:type="rectangle" draw:enhanced-path="M 0 0 L 21600 0 21600 21600 0 21600 0 0 Z N"/>
        </draw:custom-shape>
        <draw:custom-shape draw:style-name="gr41" draw:text-style-name="P6" xml:id="id55" draw:id="id55" draw:layer="layout" svg:width="6.25cm" svg:height="0.75cm" svg:x="18.5cm" svg:y="16cm">
          <text:p text:style-name="P1">Не получать урон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cm" svg:y2="16.571cm" draw:start-shape="id27" draw:end-shape="id54" svg:d="M5750 8500h501l3248 8071h501" svg:viewBox="0 0 4251 8072">
          <text:p/>
        </draw:connector>
        <draw:connector draw:style-name="gr14" draw:text-style-name="P5" draw:layer="layout" draw:type="lines" svg:x1="14.25cm" svg:y1="16.571cm" svg:x2="18.5cm" svg:y2="16.375cm" draw:start-shape="id54" draw:end-shape="id55" svg:d="M14250 16571h501l3248-196h501" svg:viewBox="0 0 4251 197">
          <text:p/>
        </draw:connector>
        <draw:connector draw:style-name="gr14" draw:text-style-name="P5" draw:layer="layout" draw:type="lines" svg:x1="14.25cm" svg:y1="16.571cm" svg:x2="18.75cm" svg:y2="13.375cm" draw:start-shape="id54" draw:end-shape="id49" svg:d="M14250 16571h501l3498-3196h501" svg:viewBox="0 0 4501 3197">
          <text:p/>
        </draw:connector>
        <draw:connector draw:style-name="gr14" draw:text-style-name="P5" draw:layer="layout" draw:type="lines" svg:x1="24.75cm" svg:y1="16.375cm" svg:x2="27.75cm" svg:y2="13.8cm" draw:start-shape="id55" draw:end-shape="id52" draw:end-glue-point="3" svg:d="M24750 16375h501l1998-2575h501" svg:viewBox="0 0 3001 2576">
          <text:p/>
        </draw:connector>
        <draw:connector draw:style-name="gr14" draw:text-style-name="P5" draw:layer="layout" draw:type="lines" svg:x1="24.75cm" svg:y1="16.375cm" svg:x2="27.75cm" svg:y2="5.7cm" draw:start-shape="id55" draw:end-shape="id31" svg:d="M24750 16375h501l1998-10675h501" svg:viewBox="0 0 3001 10676">
          <text:p/>
        </draw:connector>
        <draw:custom-shape draw:style-name="gr4" draw:text-style-name="P1" xml:id="id56" draw:id="id56" draw:layer="layout" svg:width="5cm" svg:height="0.75cm" svg:x="9.625cm" svg:y="7.417cm">
          <text:p text:style-name="P1">Разные пушк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625cm" svg:y2="7.792cm" draw:start-shape="id27" draw:end-shape="id56" draw:end-glue-point="3" svg:d="M5750 8500h501l2873-708h501" svg:viewBox="0 0 3876 709">
          <text:p/>
        </draw:connector>
        <draw:connector draw:style-name="gr14" draw:text-style-name="P5" draw:layer="layout" draw:type="lines" svg:x1="14.625cm" svg:y1="7.792cm" svg:x2="18.75cm" svg:y2="6.375cm" draw:start-shape="id56" draw:end-shape="id38" svg:d="M14625 7792h501l3123-1417h501" svg:viewBox="0 0 4126 1418">
          <text:p/>
        </draw:connector>
        <draw:connector draw:style-name="gr14" draw:text-style-name="P5" draw:layer="layout" draw:type="lines" svg:x1="14.625cm" svg:y1="7.792cm" svg:x2="18.5cm" svg:y2="15.375cm" draw:start-shape="id56" draw:end-shape="id51" svg:d="M14625 7792h501l2873 7583h501" svg:viewBox="0 0 3876 7584">
          <text:p/>
        </draw:connector>
        <draw:custom-shape draw:style-name="gr35" draw:text-style-name="P6" xml:id="id57" draw:id="id57" draw:layer="layout" svg:width="6cm" svg:height="0.75cm" svg:x="18.75cm" svg:y="17cm">
          <text:p text:style-name="P1">Удерживать точку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7.375cm" svg:x2="27.75cm" svg:y2="8.4cm" draw:start-shape="id57" draw:end-shape="id35" svg:d="M24750 17375h501l1998-8975h501" svg:viewBox="0 0 3001 8976">
          <text:p/>
        </draw:connector>
        <draw:connector draw:style-name="gr14" draw:text-style-name="P5" draw:layer="layout" draw:type="lines" svg:x1="24.75cm" svg:y1="17.375cm" svg:x2="27.75cm" svg:y2="5.7cm" draw:start-shape="id57" draw:end-shape="id31" svg:d="M24750 17375h501l1998-11675h501" svg:viewBox="0 0 3001 11676">
          <text:p/>
        </draw:connector>
        <draw:custom-shape draw:style-name="gr42" draw:text-style-name="P6" xml:id="id58" draw:id="id58" draw:layer="layout" svg:width="2cm" svg:height="0.75cm" svg:x="11.125cm" svg:y="17.75cm">
          <text:p text:style-name="P1">N/A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1.125cm" svg:y2="18.125cm" draw:start-shape="id27" draw:end-shape="id58" draw:end-glue-point="3" svg:d="M5750 8500h501l4373 9625h501" svg:viewBox="0 0 5376 9626">
          <text:p/>
        </draw:connector>
        <draw:connector draw:style-name="gr14" draw:text-style-name="P5" draw:layer="layout" draw:type="lines" svg:x1="13.125cm" svg:y1="18.125cm" svg:x2="18.75cm" svg:y2="17.375cm" draw:start-shape="id58" draw:end-shape="id57" svg:d="M13125 18125h501l4623-750h501" svg:viewBox="0 0 5626 751">
          <text:p/>
        </draw:connector>
        <draw:custom-shape draw:style-name="gr41" draw:text-style-name="P6" xml:id="id59" draw:id="id59" draw:layer="layout" svg:width="6.25cm" svg:height="0.75cm" svg:x="18.5cm" svg:y="18cm">
          <text:p text:style-name="P1">Сбор предмет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3.125cm" svg:y1="18.125cm" svg:x2="18.5cm" svg:y2="18.375cm" draw:start-shape="id58" draw:end-shape="id59" svg:d="M13125 18125h501l4373 250h501" svg:viewBox="0 0 5376 251">
          <text:p/>
        </draw:connector>
        <draw:connector draw:style-name="gr14" draw:text-style-name="P5" draw:layer="layout" draw:type="lines" svg:x1="24.75cm" svg:y1="18.375cm" svg:x2="27.75cm" svg:y2="16.5cm" draw:start-shape="id59" draw:end-shape="id53" svg:d="M24750 18375h501l1998-1875h501" svg:viewBox="0 0 3001 1876">
          <text:p/>
        </draw:connector>
      </draw:page>
      <draw:page draw:name="page3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44" draw:text-style-name="P6" xml:id="id60" draw:id="id60" draw:layer="layout" svg:width="7.5cm" svg:height="1.5cm" svg:x="0.5cm" svg:y="2.5cm">
          <text:p text:style-name="P1">Разные пушки хороши против разных врагов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7.5cm" svg:height="2.25cm" svg:x="0.25cm" svg:y="4.75cm">
          <text:p text:style-name="P1">Летающие противники делают наземное оружие бесполезным</text:p>
          <draw:enhanced-geometry svg:viewBox="0 0 21600 21600" draw:type="rectangle" draw:enhanced-path="M 0 0 L 21600 0 21600 21600 0 21600 0 0 Z N"/>
        </draw:custom-shape>
        <draw:custom-shape draw:style-name="gr46" draw:text-style-name="P4" xml:id="id61" draw:id="id61" draw:layer="layout" svg:width="4.25cm" svg:height="0.75cm" svg:x="9.25cm" svg:y="4.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46" draw:text-style-name="P4" xml:id="id62" draw:id="id62" draw:layer="layout" svg:width="4.25cm" svg:height="0.75cm" svg:x="9.25cm" svg:y="3cm">
          <text:p text:style-name="P1">Зачем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cm" svg:y1="3.25cm" svg:x2="9.25cm" svg:y2="4.875cm" draw:start-shape="id60" draw:end-shape="id61" svg:d="M8000 3250l1250 1625" svg:viewBox="0 0 1251 1626">
          <text:p/>
        </draw:connector>
        <draw:connector draw:style-name="gr14" draw:text-style-name="P5" draw:layer="layout" draw:type="line" svg:x1="8cm" svg:y1="3.25cm" svg:x2="9.25cm" svg:y2="3.375cm" draw:start-shape="id60" draw:end-shape="id62" svg:d="M8000 3250l1250 125" svg:viewBox="0 0 1251 126">
          <text:p/>
        </draw:connector>
        <draw:custom-shape draw:style-name="gr47" draw:text-style-name="P6" xml:id="id63" draw:id="id63" draw:layer="layout" svg:width="7.5cm" svg:height="2.25cm" svg:x="14.75cm" svg:y="2cm">
          <text:p text:style-name="P1">Побудить игрока играть разным оружие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3.375cm" svg:x2="14.75cm" svg:y2="3.125cm" draw:start-shape="id62" draw:end-shape="id63" svg:d="M13500 3375l1250-250" svg:viewBox="0 0 1251 251">
          <text:p/>
        </draw:connector>
        <draw:custom-shape draw:style-name="gr48" draw:text-style-name="P6" xml:id="id68" draw:id="id68" draw:layer="layout" svg:width="4.5cm" svg:height="0.75cm" svg:x="28.25cm" svg:y="2cm">
          <text:p text:style-name="P1">Удержание</text:p>
          <draw:enhanced-geometry svg:viewBox="0 0 21600 21600" draw:type="rectangle" draw:enhanced-path="M 0 0 L 21600 0 21600 21600 0 21600 0 0 Z N"/>
        </draw:custom-shape>
        <draw:custom-shape draw:style-name="gr49" draw:text-style-name="P6" xml:id="id64" draw:id="id64" draw:layer="layout" svg:width="4.5cm" svg:height="2.25cm" svg:x="23cm" svg:y="3.75cm">
          <text:p text:style-name="P1">Попробовать разные стили игры</text:p>
          <draw:enhanced-geometry svg:viewBox="0 0 21600 21600" draw:type="rectangle" draw:enhanced-path="M 0 0 L 21600 0 21600 21600 0 21600 0 0 Z N"/>
        </draw:custom-shape>
        <draw:custom-shape draw:style-name="gr18" draw:text-style-name="P6" xml:id="id66" draw:id="id66" draw:layer="layout" svg:width="4.5cm" svg:height="1.5cm" svg:x="28.25cm" svg:y="4.25cm">
          <text:p text:style-name="P1">Улучшить мастерство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2.25cm" svg:y1="3.125cm" svg:x2="23cm" svg:y2="4.875cm" draw:start-shape="id63" draw:end-shape="id64" svg:d="M22250 3125l750 1750" svg:viewBox="0 0 751 1751">
          <text:p/>
        </draw:connector>
        <draw:connector draw:style-name="gr14" draw:text-style-name="P5" draw:layer="layout" draw:type="line" svg:x1="22.25cm" svg:y1="3.125cm" svg:x2="23cm" svg:y2="2.375cm" draw:start-shape="id63" draw:end-shape="id65" svg:d="M22250 3125l750-750" svg:viewBox="0 0 751 751">
          <text:p/>
        </draw:connector>
        <draw:connector draw:style-name="gr14" draw:text-style-name="P5" draw:layer="layout" draw:type="line" svg:x1="27.5cm" svg:y1="4.875cm" svg:x2="28.25cm" svg:y2="5cm" draw:start-shape="id64" draw:end-shape="id66" svg:d="M27500 4875l750 125" svg:viewBox="0 0 751 126">
          <text:p/>
        </draw:connector>
        <draw:custom-shape draw:style-name="gr50" draw:text-style-name="P6" xml:id="id67" draw:id="id67" draw:layer="layout" svg:width="7.25cm" svg:height="1.5cm" svg:x="14.75cm" svg:y="4.75cm">
          <text:p text:style-name="P1">Никак. Жанр не даёт таких возможностей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4.875cm" svg:x2="14.75cm" svg:y2="5.5cm" draw:start-shape="id61" draw:end-shape="id67" svg:d="M13500 4875l1250 625" svg:viewBox="0 0 1251 626">
          <text:p/>
        </draw:connector>
        <draw:custom-shape draw:style-name="gr51" draw:text-style-name="P6" xml:id="id65" draw:id="id65" draw:layer="layout" svg:width="4.5cm" svg:height="1.25cm" svg:x="23cm" svg:y="1.75cm">
          <text:p text:style-name="P1">Прокачка оружия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7.5cm" svg:y1="2.375cm" svg:x2="28.25cm" svg:y2="2.375cm" draw:start-shape="id65" draw:end-shape="id68" svg:d="M27500 2375h750" svg:viewBox="0 0 751 1">
          <text:p/>
        </draw:connector>
        <draw:custom-shape draw:style-name="gr52" draw:text-style-name="P6" xml:id="id69" draw:id="id69" draw:layer="layout" svg:width="6.25cm" svg:height="1.5cm" svg:x="1cm" svg:y="8cm">
          <text:p text:style-name="P1">Пушка доступнее патрон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8.75cm" svg:x2="9.25cm" svg:y2="3.375cm" draw:start-shape="id69" draw:end-shape="id62" svg:d="M7250 8750l2000-5375" svg:viewBox="0 0 2001 5376">
          <text:p/>
        </draw:connector>
        <draw:custom-shape draw:style-name="gr46" draw:text-style-name="P4" xml:id="id70" draw:id="id70" draw:layer="layout" svg:width="4.25cm" svg:height="0.75cm" svg:x="9.25cm" svg:y="8.75cm">
          <text:p text:style-name="P1">Как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8.75cm" svg:x2="9.25cm" svg:y2="9.125cm" draw:start-shape="id69" draw:end-shape="id70" svg:d="M7250 8750l2000 375" svg:viewBox="0 0 2001 376">
          <text:p/>
        </draw:connector>
        <draw:custom-shape draw:style-name="gr53" draw:text-style-name="P6" xml:id="id71" draw:id="id71" draw:layer="layout" svg:width="7cm" svg:height="3cm" svg:x="15cm" svg:y="6.75cm">
          <text:p text:style-name="P1">Патроны даются вместе с пушкой, они ограничены и их трудно восстановить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9.125cm" svg:x2="15cm" svg:y2="8.25cm" draw:start-shape="id70" draw:start-glue-point="1" draw:end-shape="id71" draw:end-glue-point="3" svg:d="M13500 9125l1500-875" svg:viewBox="0 0 1501 876">
          <text:p/>
        </draw:connector>
        <draw:custom-shape draw:style-name="gr54" draw:text-style-name="P6" xml:id="id72" draw:id="id72" draw:layer="layout" svg:width="6.25cm" svg:height="1.25cm" svg:x="23.75cm" svg:y="7.5cm">
          <text:p text:style-name="P1">Прокачка боекомплекта</text:p>
          <draw:enhanced-geometry svg:viewBox="0 0 21600 21600" draw:type="rectangle" draw:enhanced-path="M 0 0 L 21600 0 21600 21600 0 21600 0 0 Z N"/>
        </draw:custom-shape>
        <draw:custom-shape draw:style-name="gr34" draw:text-style-name="P6" xml:id="id73" draw:id="id73" draw:layer="layout" svg:width="5.75cm" svg:height="0.75cm" svg:x="23.75cm" svg:y="9cm">
          <text:p text:style-name="P1">Дропы патрон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2cm" svg:y1="8.25cm" svg:x2="23.75cm" svg:y2="8.125cm" draw:start-shape="id71" draw:end-shape="id72" svg:d="M22000 8250l1750-125" svg:viewBox="0 0 1751 126">
          <text:p/>
        </draw:connector>
        <draw:connector draw:style-name="gr14" draw:text-style-name="P5" draw:layer="layout" draw:type="line" svg:x1="22cm" svg:y1="8.25cm" svg:x2="23.75cm" svg:y2="9.375cm" draw:start-shape="id71" draw:end-shape="id73" svg:d="M22000 8250l1750 1125" svg:viewBox="0 0 1751 1126">
          <text:p/>
        </draw:connector>
        <draw:custom-shape draw:style-name="gr52" draw:text-style-name="P6" xml:id="id74" draw:id="id74" draw:layer="layout" svg:width="6.25cm" svg:height="1.5cm" svg:x="1cm" svg:y="14cm">
          <text:p text:style-name="P1">High risk — high reward</text:p>
          <draw:enhanced-geometry svg:viewBox="0 0 21600 21600" draw:type="rectangle" draw:enhanced-path="M 0 0 L 21600 0 21600 21600 0 21600 0 0 Z N"/>
        </draw:custom-shape>
        <draw:custom-shape draw:style-name="gr46" draw:text-style-name="P4" xml:id="id75" draw:id="id75" draw:layer="layout" svg:width="4.25cm" svg:height="0.75cm" svg:x="9.25cm" svg:y="12cm">
          <text:p text:style-name="P1">Зачем?</text:p>
          <draw:enhanced-geometry svg:viewBox="0 0 21600 21600" draw:type="rectangle" draw:enhanced-path="M 0 0 L 21600 0 21600 21600 0 21600 0 0 Z N"/>
        </draw:custom-shape>
        <draw:custom-shape draw:style-name="gr47" draw:text-style-name="P6" xml:id="id76" draw:id="id76" draw:layer="layout" svg:width="7.5cm" svg:height="2.25cm" svg:x="15cm" svg:y="10.25cm">
          <text:p text:style-name="P1">Игрок самостоятельно адаптирует сложность к своему скилу</text:p>
          <draw:enhanced-geometry svg:viewBox="0 0 21600 21600" draw:type="rectangle" draw:enhanced-path="M 0 0 L 21600 0 21600 21600 0 21600 0 0 Z N"/>
        </draw:custom-shape>
        <draw:custom-shape draw:style-name="gr55" draw:text-style-name="P6" xml:id="id77" draw:id="id77" draw:layer="layout" svg:width="6.5cm" svg:height="1.25cm" svg:x="23.5cm" svg:y="10.5cm">
          <text:p text:style-name="P1">Меньше мороки с балансо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14.75cm" svg:x2="9.25cm" svg:y2="12.375cm" draw:start-shape="id74" draw:end-shape="id75" svg:d="M7250 14750l2000-2375" svg:viewBox="0 0 2001 2376">
          <text:p/>
        </draw:connector>
        <draw:connector draw:style-name="gr14" draw:text-style-name="P5" draw:layer="layout" draw:type="line" svg:x1="13.5cm" svg:y1="12.375cm" svg:x2="15cm" svg:y2="11.375cm" draw:start-shape="id75" draw:end-shape="id76" svg:d="M13500 12375l1500-1000" svg:viewBox="0 0 1501 1001">
          <text:p/>
        </draw:connector>
        <draw:connector draw:style-name="gr14" draw:text-style-name="P5" draw:layer="layout" draw:type="line" svg:x1="22.5cm" svg:y1="11.375cm" svg:x2="23.5cm" svg:y2="11.125cm" draw:start-shape="id76" draw:end-shape="id77" svg:d="M22500 11375l1000-250" svg:viewBox="0 0 1001 251">
          <text:p/>
        </draw:connector>
        <draw:custom-shape draw:style-name="gr46" draw:text-style-name="P4" xml:id="id81" draw:id="id81" draw:layer="layout" svg:width="4.25cm" svg:height="0.75cm" svg:x="9.25cm" svg:y="16.7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56" draw:text-style-name="P6" xml:id="id78" draw:id="id78" draw:layer="layout" svg:width="7.75cm" svg:height="1.5cm" svg:x="15cm" svg:y="12.75cm">
          <text:p text:style-name="P1">Есть куда утилизировать прокачку</text:p>
          <draw:enhanced-geometry svg:viewBox="0 0 21600 21600" draw:type="rectangle" draw:enhanced-path="M 0 0 L 21600 0 21600 21600 0 21600 0 0 Z N"/>
        </draw:custom-shape>
        <draw:custom-shape draw:style-name="gr57" draw:text-style-name="P6" xml:id="id79" draw:id="id79" draw:layer="layout" svg:width="4.75cm" svg:height="1cm" svg:x="23.5cm" svg:y="12.5cm">
          <text:p text:style-name="P1">Прокачка</text:p>
          <draw:enhanced-geometry svg:viewBox="0 0 21600 21600" draw:type="rectangle" draw:enhanced-path="M 0 0 L 21600 0 21600 21600 0 21600 0 0 Z N"/>
        </draw:custom-shape>
        <draw:custom-shape draw:style-name="gr48" draw:text-style-name="P6" xml:id="id80" draw:id="id80" draw:layer="layout" svg:width="4.5cm" svg:height="0.75cm" svg:x="29cm" svg:y="12.5cm">
          <text:p text:style-name="P1">Удержани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12.375cm" svg:x2="15cm" svg:y2="13.5cm" draw:start-shape="id75" draw:end-shape="id78" svg:d="M13500 12375l1500 1125" svg:viewBox="0 0 1501 1126">
          <text:p/>
        </draw:connector>
        <draw:connector draw:style-name="gr14" draw:text-style-name="P5" draw:layer="layout" draw:type="line" svg:x1="22.75cm" svg:y1="13.5cm" svg:x2="23.5cm" svg:y2="13cm" draw:start-shape="id78" draw:end-shape="id79" svg:d="M22750 13500l750-500" svg:viewBox="0 0 751 501">
          <text:p/>
        </draw:connector>
        <draw:connector draw:style-name="gr14" draw:text-style-name="P5" draw:layer="layout" draw:type="line" svg:x1="28.25cm" svg:y1="13cm" svg:x2="29cm" svg:y2="12.875cm" draw:start-shape="id79" draw:end-shape="id80" svg:d="M28250 13000l750-125" svg:viewBox="0 0 751 126">
          <text:p/>
        </draw:connector>
        <draw:connector draw:style-name="gr14" draw:text-style-name="P5" draw:layer="layout" draw:type="line" svg:x1="7.25cm" svg:y1="14.75cm" svg:x2="9.25cm" svg:y2="17.125cm" draw:start-shape="id74" draw:end-shape="id81" svg:d="M7250 14750l2000 2375" svg:viewBox="0 0 2001 2376">
          <text:p/>
        </draw:connector>
        <draw:custom-shape draw:style-name="gr58" draw:text-style-name="P6" xml:id="id82" draw:id="id82" draw:layer="layout" svg:width="7.75cm" svg:height="2cm" svg:x="15cm" svg:y="14.75cm">
          <text:p text:style-name="P1">На миссиях появляется больше врагов и они становятся сложнее</text:p>
          <draw:enhanced-geometry svg:viewBox="0 0 21600 21600" draw:type="rectangle" draw:enhanced-path="M 0 0 L 21600 0 21600 21600 0 21600 0 0 Z N"/>
        </draw:custom-shape>
        <draw:custom-shape draw:style-name="gr56" draw:text-style-name="P6" xml:id="id83" draw:id="id83" draw:layer="layout" svg:width="7.75cm" svg:height="1.5cm" svg:x="15cm" svg:y="17.25cm">
          <text:p text:style-name="P1">На миссиях появляются модификаторы правил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17.125cm" svg:x2="15cm" svg:y2="15.75cm" draw:start-shape="id81" draw:end-shape="id82" svg:d="M13500 17125l1500-1375" svg:viewBox="0 0 1501 1376">
          <text:p/>
        </draw:connector>
        <draw:connector draw:style-name="gr14" draw:text-style-name="P5" draw:layer="layout" draw:type="line" svg:x1="13.5cm" svg:y1="17.125cm" svg:x2="15cm" svg:y2="18cm" draw:start-shape="id81" draw:end-shape="id83" svg:d="M13500 17125l1500 875" svg:viewBox="0 0 1501 876">
          <text:p/>
        </draw:connector>
      </draw:page>
      <draw:page draw:name="page4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59" draw:text-style-name="P4" xml:id="id94" draw:id="id94" draw:layer="layout" svg:width="7.25cm" svg:height="0.75cm" svg:x="1.375cm" svg:y="3cm">
          <text:p text:style-name="P1">Что брать на миссию?</text:p>
          <draw:enhanced-geometry svg:viewBox="0 0 21600 21600" draw:type="rectangle" draw:enhanced-path="M 0 0 L 21600 0 21600 21600 0 21600 0 0 Z N"/>
        </draw:custom-shape>
        <draw:custom-shape draw:style-name="gr59" draw:text-style-name="P4" xml:id="id100" draw:id="id100" draw:layer="layout" svg:width="7.25cm" svg:height="0.75cm" svg:x="1.375cm" svg:y="5.1cm">
          <text:p text:style-name="P1">Что прокачивать?</text:p>
          <draw:enhanced-geometry svg:viewBox="0 0 21600 21600" draw:type="rectangle" draw:enhanced-path="M 0 0 L 21600 0 21600 21600 0 21600 0 0 Z N"/>
        </draw:custom-shape>
        <draw:custom-shape draw:style-name="gr60" draw:text-style-name="P4" xml:id="id90" draw:id="id90" draw:layer="layout" svg:width="7.25cm" svg:height="1.5cm" svg:x="1.375cm" svg:y="7.201cm">
          <text:p text:style-name="P1">Какую миссию выбрать?</text:p>
          <draw:enhanced-geometry svg:viewBox="0 0 21600 21600" draw:type="rectangle" draw:enhanced-path="M 0 0 L 21600 0 21600 21600 0 21600 0 0 Z N"/>
        </draw:custom-shape>
        <draw:custom-shape draw:style-name="gr61" draw:text-style-name="P4" xml:id="id92" draw:id="id92" draw:layer="layout" svg:width="7.25cm" svg:height="1.25cm" svg:x="1.375cm" svg:y="10.051cm">
          <text:p text:style-name="P1">Какой дроп искать на миссии?</text:p>
          <draw:enhanced-geometry svg:viewBox="0 0 21600 21600" draw:type="rectangle" draw:enhanced-path="M 0 0 L 21600 0 21600 21600 0 21600 0 0 Z N"/>
        </draw:custom-shape>
        <draw:custom-shape draw:style-name="gr61" draw:text-style-name="P4" xml:id="id87" draw:id="id87" draw:layer="layout" svg:width="7.25cm" svg:height="1.25cm" svg:x="1.375cm" svg:y="12.652cm">
          <text:p text:style-name="P1">Что заменить на миссии?</text:p>
          <draw:enhanced-geometry svg:viewBox="0 0 21600 21600" draw:type="rectangle" draw:enhanced-path="M 0 0 L 21600 0 21600 21600 0 21600 0 0 Z N"/>
        </draw:custom-shape>
        <draw:custom-shape draw:style-name="gr60" draw:text-style-name="P4" xml:id="id84" draw:id="id84" draw:layer="layout" svg:width="7.25cm" svg:height="1.5cm" svg:x="1.375cm" svg:y="15.25cm">
          <text:p text:style-name="P1">Какие особенности врагов?</text:p>
          <draw:enhanced-geometry svg:viewBox="0 0 21600 21600" draw:type="rectangle" draw:enhanced-path="M 0 0 L 21600 0 21600 21600 0 21600 0 0 Z N"/>
        </draw:custom-shape>
        <draw:custom-shape draw:style-name="gr62" draw:text-style-name="P6" xml:id="id95" draw:id="id95" draw:layer="layout" svg:width="6.5cm" svg:height="2cm" svg:x="11.75cm" svg:y="2cm">
          <text:p text:style-name="P1">Показываем типы врагов перед миссией</text:p>
          <draw:enhanced-geometry svg:viewBox="0 0 21600 21600" draw:type="rectangle" draw:enhanced-path="M 0 0 L 21600 0 21600 21600 0 21600 0 0 Z N"/>
        </draw:custom-shape>
        <draw:custom-shape draw:style-name="gr63" draw:text-style-name="P6" xml:id="id96" draw:id="id96" draw:layer="layout" svg:width="6.75cm" svg:height="1.5cm" svg:x="19cm" svg:y="2.25cm">
          <text:p text:style-name="P1">На разных миссиях разные враги</text:p>
          <draw:enhanced-geometry svg:viewBox="0 0 21600 21600" draw:type="rectangle" draw:enhanced-path="M 0 0 L 21600 0 21600 21600 0 21600 0 0 Z N"/>
        </draw:custom-shape>
        <draw:custom-shape draw:style-name="gr64" draw:text-style-name="P6" xml:id="id97" draw:id="id97" draw:layer="layout" svg:width="7cm" svg:height="2.25cm" svg:x="26.5cm" svg:y="2cm">
          <text:p text:style-name="P1">Глобальная карта с предсказанием на пару миссий вперёд</text:p>
          <draw:enhanced-geometry svg:viewBox="0 0 21600 21600" draw:type="rectangle" draw:enhanced-path="M 0 0 L 21600 0 21600 21600 0 21600 0 0 Z N"/>
        </draw:custom-shape>
        <draw:custom-shape draw:style-name="gr65" draw:text-style-name="P6" xml:id="id98" draw:id="id98" draw:layer="layout" svg:width="7.25cm" svg:height="2cm" svg:x="26cm" svg:y="5cm">
          <text:p text:style-name="P1">Враги неявно определяются по типу миссии / локации</text:p>
          <draw:enhanced-geometry svg:viewBox="0 0 21600 21600" draw:type="rectangle" draw:enhanced-path="M 0 0 L 21600 0 21600 21600 0 21600 0 0 Z N"/>
        </draw:custom-shape>
        <draw:custom-shape draw:style-name="gr66" draw:text-style-name="P6" xml:id="id93" draw:id="id93" draw:layer="layout" svg:width="7.5cm" svg:height="2cm" svg:x="11.5cm" svg:y="10cm">
          <text:p text:style-name="P1">Находимые моды дают бонусы к конкретному стилю игры</text:p>
          <draw:enhanced-geometry svg:viewBox="0 0 21600 21600" draw:type="rectangle" draw:enhanced-path="M 0 0 L 21600 0 21600 21600 0 21600 0 0 Z N"/>
        </draw:custom-shape>
        <draw:custom-shape draw:style-name="gr67" draw:text-style-name="P6" xml:id="id88" draw:id="id88" draw:layer="layout" svg:width="8cm" svg:height="1.5cm" svg:x="11.25cm" svg:y="12.75cm">
          <text:p text:style-name="P1">Замена двух вещей на случайную того же типа</text:p>
          <draw:enhanced-geometry svg:viewBox="0 0 21600 21600" draw:type="rectangle" draw:enhanced-path="M 0 0 L 21600 0 21600 21600 0 21600 0 0 Z N"/>
        </draw:custom-shape>
        <draw:custom-shape draw:style-name="gr67" draw:text-style-name="P6" xml:id="id89" draw:id="id89" draw:layer="layout" svg:width="8cm" svg:height="1.5cm" svg:x="21.75cm" svg:y="12.75cm">
          <text:p text:style-name="P1">Игрок делает нужный ему билд</text:p>
          <draw:enhanced-geometry svg:viewBox="0 0 21600 21600" draw:type="rectangle" draw:enhanced-path="M 0 0 L 21600 0 21600 21600 0 21600 0 0 Z N"/>
        </draw:custom-shape>
        <draw:custom-shape draw:style-name="gr68" draw:text-style-name="P6" xml:id="id85" draw:id="id85" draw:layer="layout" svg:width="6.5cm" svg:height="1.5cm" svg:x="11.5cm" svg:y="15cm">
          <text:p text:style-name="P1">Игрок сам учится побеждать врагов</text:p>
          <draw:enhanced-geometry svg:viewBox="0 0 21600 21600" draw:type="rectangle" draw:enhanced-path="M 0 0 L 21600 0 21600 21600 0 21600 0 0 Z N"/>
        </draw:custom-shape>
        <draw:custom-shape draw:style-name="gr68" draw:text-style-name="P6" xml:id="id86" draw:id="id86" draw:layer="layout" svg:width="6.5cm" svg:height="1.5cm" svg:x="11.5cm" svg:y="17cm">
          <text:p text:style-name="P1">Есть подсказки по врагам</text:p>
          <draw:enhanced-geometry svg:viewBox="0 0 21600 21600" draw:type="rectangle" draw:enhanced-path="M 0 0 L 21600 0 21600 21600 0 21600 0 0 Z N"/>
        </draw:custom-shape>
        <draw:custom-shape draw:style-name="gr69" draw:text-style-name="P6" xml:id="id91" draw:id="id91" draw:layer="layout" svg:width="6.5cm" svg:height="2.25cm" svg:x="11.75cm" svg:y="6.75cm">
          <text:p text:style-name="P1">Бонусы от миссии накапливаются (мб частично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625cm" svg:y1="16cm" svg:x2="11.5cm" svg:y2="15.75cm" draw:start-shape="id84" draw:end-shape="id85" svg:d="M8625 16000l2875-250" svg:viewBox="0 0 2876 251">
          <text:p/>
        </draw:connector>
        <draw:connector draw:style-name="gr14" draw:text-style-name="P5" draw:layer="layout" draw:type="line" svg:x1="8.625cm" svg:y1="16cm" svg:x2="11.5cm" svg:y2="17.75cm" draw:start-shape="id84" draw:end-shape="id86" svg:d="M8625 16000l2875 1750" svg:viewBox="0 0 2876 1751">
          <text:p/>
        </draw:connector>
        <draw:connector draw:style-name="gr14" draw:text-style-name="P5" draw:layer="layout" draw:type="line" svg:x1="8.625cm" svg:y1="13.277cm" svg:x2="11.25cm" svg:y2="13.5cm" draw:start-shape="id87" draw:end-shape="id88" svg:d="M8625 13277l2625 223" svg:viewBox="0 0 2626 224">
          <text:p/>
        </draw:connector>
        <draw:connector draw:style-name="gr14" draw:text-style-name="P5" draw:layer="layout" draw:type="line" svg:x1="19.25cm" svg:y1="13.5cm" svg:x2="21.75cm" svg:y2="13.5cm" draw:start-shape="id88" draw:end-shape="id89" svg:d="M19250 13500h2500" svg:viewBox="0 0 2501 1">
          <text:p/>
        </draw:connector>
        <draw:connector draw:style-name="gr14" draw:text-style-name="P5" draw:layer="layout" draw:type="line" svg:x1="8.625cm" svg:y1="7.951cm" svg:x2="11.75cm" svg:y2="7.875cm" draw:start-shape="id90" draw:end-shape="id91" svg:d="M8625 7951l3125-76" svg:viewBox="0 0 3126 77">
          <text:p/>
        </draw:connector>
        <draw:connector draw:style-name="gr14" draw:text-style-name="P5" draw:layer="layout" draw:type="line" svg:x1="8.625cm" svg:y1="10.676cm" svg:x2="11.5cm" svg:y2="11cm" draw:start-shape="id92" draw:end-shape="id93" svg:d="M8625 10676l2875 324" svg:viewBox="0 0 2876 325">
          <text:p/>
        </draw:connector>
        <draw:connector draw:style-name="gr14" draw:text-style-name="P5" draw:layer="layout" draw:type="line" svg:x1="8.625cm" svg:y1="3.375cm" svg:x2="11.75cm" svg:y2="3cm" draw:start-shape="id94" draw:end-shape="id95" svg:d="M8625 3375l3125-375" svg:viewBox="0 0 3126 376">
          <text:p/>
        </draw:connector>
        <draw:connector draw:style-name="gr14" draw:text-style-name="P5" draw:layer="layout" draw:type="line" svg:x1="18.25cm" svg:y1="3cm" svg:x2="19cm" svg:y2="3cm" draw:start-shape="id95" draw:end-shape="id96" svg:d="M18250 3000h750" svg:viewBox="0 0 751 1">
          <text:p/>
        </draw:connector>
        <draw:connector draw:style-name="gr14" draw:text-style-name="P5" draw:layer="layout" draw:type="line" svg:x1="25.75cm" svg:y1="3cm" svg:x2="26.5cm" svg:y2="3.125cm" draw:start-shape="id96" draw:end-shape="id97" svg:d="M25750 3000l750 125" svg:viewBox="0 0 751 126">
          <text:p/>
        </draw:connector>
        <draw:connector draw:style-name="gr14" draw:text-style-name="P5" draw:layer="layout" draw:type="line" svg:x1="29.625cm" svg:y1="5cm" svg:x2="30cm" svg:y2="4.25cm" draw:start-shape="id98" draw:end-shape="id97" svg:d="M29625 5000l375-750" svg:viewBox="0 0 376 751">
          <text:p/>
        </draw:connector>
        <draw:custom-shape draw:style-name="gr70" draw:text-style-name="P4" xml:id="id99" draw:id="id99" draw:layer="layout" svg:width="5.5cm" svg:height="0.75cm" svg:x="35.75cm" svg:y="6.75cm">
          <text:p text:style-name="P1">Мы рогалик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33.5cm" svg:y1="3.125cm" svg:x2="35.75cm" svg:y2="7.125cm" draw:start-shape="id97" draw:end-shape="id99" svg:d="M33500 3125l2250 4000" svg:viewBox="0 0 2251 4001">
          <text:p/>
        </draw:connector>
        <draw:connector draw:style-name="gr14" draw:text-style-name="P5" draw:layer="layout" draw:type="line" svg:x1="18.25cm" svg:y1="7.875cm" svg:x2="35.75cm" svg:y2="7.125cm" draw:start-shape="id91" draw:end-shape="id99" svg:d="M18250 7875l17500-750" svg:viewBox="0 0 17501 751">
          <text:p/>
        </draw:connector>
        <draw:connector draw:style-name="gr14" draw:text-style-name="P5" draw:layer="layout" draw:type="line" svg:x1="29.75cm" svg:y1="13.5cm" svg:x2="35.75cm" svg:y2="7.125cm" draw:start-shape="id89" draw:end-shape="id99" svg:d="M29750 13500l6000-6375" svg:viewBox="0 0 6001 6376">
          <text:p/>
        </draw:connector>
        <draw:connector draw:style-name="gr14" draw:text-style-name="P5" draw:layer="layout" draw:type="line" svg:x1="19cm" svg:y1="11cm" svg:x2="35.75cm" svg:y2="7.125cm" draw:start-shape="id93" draw:end-shape="id99" svg:d="M19000 11000l16750-3875" svg:viewBox="0 0 16751 3876">
          <text:p/>
        </draw:connector>
        <draw:custom-shape draw:style-name="gr70" draw:text-style-name="P4" xml:id="id102" draw:id="id102" draw:layer="layout" svg:width="5.5cm" svg:height="0.75cm" svg:x="35.75cm" svg:y="10.25cm">
          <text:p text:style-name="P1">Мы не рогалик?</text:p>
          <draw:enhanced-geometry svg:viewBox="0 0 21600 21600" draw:type="rectangle" draw:enhanced-path="M 0 0 L 21600 0 21600 21600 0 21600 0 0 Z N"/>
        </draw:custom-shape>
        <draw:custom-shape draw:style-name="gr68" draw:text-style-name="P6" xml:id="id101" draw:id="id101" draw:layer="layout" svg:width="6.5cm" svg:height="1.5cm" svg:x="11.25cm" svg:y="4.5cm">
          <text:p text:style-name="P1">Прокачка между миссиям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625cm" svg:y1="5.475cm" svg:x2="11.25cm" svg:y2="5.25cm" draw:start-shape="id100" draw:end-shape="id101" svg:d="M8625 5475l2625-225" svg:viewBox="0 0 2626 226">
          <text:p/>
        </draw:connector>
        <draw:connector draw:style-name="gr14" draw:text-style-name="P5" draw:layer="layout" draw:type="line" svg:x1="17.75cm" svg:y1="5.25cm" svg:x2="35.75cm" svg:y2="10.625cm" draw:start-shape="id101" draw:end-shape="id102" draw:end-glue-point="3" svg:d="M17750 5250l18000 5375" svg:viewBox="0 0 18001 5376">
          <text:p/>
        </draw:connector>
        <draw:custom-shape draw:style-name="gr71" draw:text-style-name="P4" draw:layer="layout" svg:width="5.5cm" svg:height="1.5cm" svg:x="35.75cm" svg:y="12.5cm">
          <text:p text:style-name="P1">Мы какая-то ебанутая хрень?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custom-shape draw:style-name="gr72" draw:text-style-name="P6" xml:id="id112" draw:id="id112" draw:layer="layout" svg:width="8cm" svg:height="2.75cm" svg:x="19.25cm" svg:y="11.75cm">
          <text:p text:style-name="P1">Перенос прокачки определяется целями миссиями и способами экстракции</text:p>
          <draw:enhanced-geometry svg:viewBox="0 0 21600 21600" draw:type="rectangle" draw:enhanced-path="M 0 0 L 21600 0 21600 21600 0 21600 0 0 Z N"/>
        </draw:custom-shape>
        <draw:custom-shape draw:style-name="gr73" draw:text-style-name="P1" xml:id="id120" draw:id="id120" draw:layer="layout" svg:width="6.75cm" svg:height="2cm" svg:x="8.5cm" svg:y="11.5cm">
          <text:p text:style-name="P1">Дропы миссии соответствуют силе врагов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59" draw:text-style-name="P4" xml:id="id103" draw:id="id103" draw:layer="layout" svg:width="7.25cm" svg:height="0.75cm" svg:x="0.5cm" svg:y="3cm">
          <text:p text:style-name="P1">Что брать на миссию?</text:p>
          <draw:enhanced-geometry svg:viewBox="0 0 21600 21600" draw:type="rectangle" draw:enhanced-path="M 0 0 L 21600 0 21600 21600 0 21600 0 0 Z N"/>
        </draw:custom-shape>
        <draw:custom-shape draw:style-name="gr59" draw:text-style-name="P4" xml:id="id110" draw:id="id110" draw:layer="layout" svg:width="7.25cm" svg:height="0.75cm" svg:x="0.5cm" svg:y="5.1cm">
          <text:p text:style-name="P1">Что прокачивать?</text:p>
          <draw:enhanced-geometry svg:viewBox="0 0 21600 21600" draw:type="rectangle" draw:enhanced-path="M 0 0 L 21600 0 21600 21600 0 21600 0 0 Z N"/>
        </draw:custom-shape>
        <draw:custom-shape draw:style-name="gr60" draw:text-style-name="P4" xml:id="id113" draw:id="id113" draw:layer="layout" svg:width="7.25cm" svg:height="1.5cm" svg:x="0.5cm" svg:y="7.201cm">
          <text:p text:style-name="P1">Какую миссию выбрать?</text:p>
          <draw:enhanced-geometry svg:viewBox="0 0 21600 21600" draw:type="rectangle" draw:enhanced-path="M 0 0 L 21600 0 21600 21600 0 21600 0 0 Z N"/>
        </draw:custom-shape>
        <draw:custom-shape draw:style-name="gr61" draw:text-style-name="P4" xml:id="id111" draw:id="id111" draw:layer="layout" svg:width="7.25cm" svg:height="1.25cm" svg:x="0.5cm" svg:y="10.051cm">
          <text:p text:style-name="P1">Какой дроп искать на миссии?</text:p>
          <draw:enhanced-geometry svg:viewBox="0 0 21600 21600" draw:type="rectangle" draw:enhanced-path="M 0 0 L 21600 0 21600 21600 0 21600 0 0 Z N"/>
        </draw:custom-shape>
        <draw:custom-shape draw:style-name="gr61" draw:text-style-name="P4" xml:id="id121" draw:id="id121" draw:layer="layout" svg:width="7.25cm" svg:height="1.25cm" svg:x="0.5cm" svg:y="12.652cm">
          <text:p text:style-name="P1">Что заменить на миссии?</text:p>
          <draw:enhanced-geometry svg:viewBox="0 0 21600 21600" draw:type="rectangle" draw:enhanced-path="M 0 0 L 21600 0 21600 21600 0 21600 0 0 Z N"/>
        </draw:custom-shape>
        <draw:custom-shape draw:style-name="gr60" draw:text-style-name="P4" xml:id="id114" draw:id="id114" draw:layer="layout" svg:width="7.25cm" svg:height="1.5cm" svg:x="0.5cm" svg:y="15.25cm">
          <text:p text:style-name="P1">Какие особенности врагов?</text:p>
          <draw:enhanced-geometry svg:viewBox="0 0 21600 21600" draw:type="rectangle" draw:enhanced-path="M 0 0 L 21600 0 21600 21600 0 21600 0 0 Z N"/>
        </draw:custom-shape>
        <draw:custom-shape draw:style-name="gr71" draw:text-style-name="P4" xml:id="id107" draw:id="id107" draw:layer="layout" svg:width="5.5cm" svg:height="1.5cm" svg:x="30.25cm" svg:y="7cm">
          <text:p text:style-name="P1">Мы какая-то ебанутая хрень?</text:p>
          <draw:enhanced-geometry svg:viewBox="0 0 21600 21600" draw:type="rectangle" draw:enhanced-path="M 0 0 L 21600 0 21600 21600 0 21600 0 0 Z N"/>
        </draw:custom-shape>
        <draw:custom-shape draw:style-name="gr74" xml:id="id104" draw:id="id104" draw:layer="layout" svg:width="7.75cm" svg:height="2cm" svg:x="11cm" svg:y="2.25cm">
          <text:p text:style-name="P1">Поражение на миссии приводит к потере меха со всем прогрессом</text:p>
          <draw:enhanced-geometry svg:viewBox="0 0 21600 21600" draw:type="rectangle" draw:enhanced-path="M 0 0 L 21600 0 21600 21600 0 21600 0 0 Z N"/>
        </draw:custom-shape>
        <draw:custom-shape draw:style-name="gr39" draw:text-style-name="P6" xml:id="id105" draw:id="id105" draw:layer="layout" svg:width="6.75cm" svg:height="0.75cm" svg:x="20.5cm" svg:y="2.75cm">
          <text:p text:style-name="P1">Миссия по спасению</text:p>
          <draw:enhanced-geometry svg:viewBox="0 0 21600 21600" draw:type="rectangle" draw:enhanced-path="M 0 0 L 21600 0 21600 21600 0 21600 0 0 Z N"/>
        </draw:custom-shape>
        <draw:custom-shape draw:style-name="gr75" draw:text-style-name="P6" xml:id="id106" draw:id="id106" draw:layer="layout" svg:width="6.75cm" svg:height="1.25cm" svg:x="20.5cm" svg:y="4cm">
          <text:p text:style-name="P1">Миссия по спасению миссии по спасению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125cm" svg:y1="3cm" svg:x2="4.125cm" svg:y2="3cm" draw:start-shape="id103" draw:end-shape="id103" svg:d="M4125 3000z" svg:viewBox="0 0 1 1">
          <text:p/>
        </draw:connector>
        <draw:connector draw:style-name="gr14" draw:text-style-name="P5" draw:layer="layout" draw:type="line" svg:x1="18.75cm" svg:y1="3.25cm" svg:x2="20.5cm" svg:y2="3.125cm" draw:start-shape="id104" draw:end-shape="id105" svg:d="M18750 3250l1750-125" svg:viewBox="0 0 1751 126">
          <text:p/>
        </draw:connector>
        <draw:connector draw:style-name="gr14" draw:text-style-name="P5" draw:layer="layout" draw:type="line" svg:x1="27.25cm" svg:y1="4.625cm" svg:x2="30.25cm" svg:y2="7.75cm" draw:start-shape="id106" draw:end-shape="id107" svg:d="M27250 4625l3000 3125" svg:viewBox="0 0 3001 3126">
          <text:p/>
        </draw:connector>
        <draw:connector draw:style-name="gr14" draw:text-style-name="P5" draw:layer="layout" draw:type="line" svg:x1="23.875cm" svg:y1="3.5cm" svg:x2="23.875cm" svg:y2="4cm" draw:start-shape="id105" draw:end-shape="id106" svg:d="M23875 3500v500" svg:viewBox="0 0 1 501">
          <text:p/>
        </draw:connector>
        <draw:custom-shape draw:style-name="gr74" xml:id="id108" draw:id="id108" draw:layer="layout" svg:width="7.75cm" svg:height="1.25cm" svg:x="9.5cm" svg:y="6.25cm">
          <text:p>Прокачка открывает чертежи</text:p>
          <draw:enhanced-geometry svg:viewBox="0 0 21600 21600" draw:type="rectangle" draw:enhanced-path="M 0 0 L 21600 0 21600 21600 0 21600 0 0 Z N"/>
        </draw:custom-shape>
        <draw:custom-shape draw:style-name="gr76" draw:text-style-name="P6" xml:id="id109" draw:id="id109" draw:layer="layout" svg:width="7.75cm" svg:height="5cm" svg:x="19.5cm" svg:y="6.25cm">
          <text:p text:style-name="P1">Цель оправдывает средства (моды меха оказывают катастрофическое влияние на прохождение конкретных миссий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7.25cm" svg:y1="6.875cm" svg:x2="19.5cm" svg:y2="8.75cm" draw:start-shape="id108" draw:end-shape="id109" svg:d="M17250 6875l2250 1875" svg:viewBox="0 0 2251 1876">
          <text:p/>
        </draw:connector>
        <draw:connector draw:style-name="gr14" draw:text-style-name="P5" draw:layer="layout" draw:type="line" svg:x1="7.75cm" svg:y1="5.475cm" svg:x2="9.5cm" svg:y2="6.875cm" draw:start-shape="id110" draw:end-shape="id108" svg:d="M7750 5475l1750 1400" svg:viewBox="0 0 1751 1401">
          <text:p/>
        </draw:connector>
        <draw:connector draw:style-name="gr14" draw:text-style-name="P5" draw:layer="layout" draw:type="line" svg:x1="7.75cm" svg:y1="3.375cm" svg:x2="19.5cm" svg:y2="8.75cm" draw:start-shape="id103" draw:end-shape="id109" svg:d="M7750 3375l11750 5375" svg:viewBox="0 0 11751 5376">
          <text:p/>
        </draw:connector>
        <draw:connector draw:style-name="gr14" draw:text-style-name="P5" draw:layer="layout" draw:type="line" svg:x1="7.75cm" svg:y1="10.676cm" svg:x2="19.25cm" svg:y2="13.125cm" draw:start-shape="id111" draw:end-shape="id112" svg:d="M7750 10676l11500 2449" svg:viewBox="0 0 11501 2450">
          <text:p/>
        </draw:connector>
        <draw:connector draw:style-name="gr14" draw:text-style-name="P5" draw:layer="layout" draw:type="line" svg:x1="27.25cm" svg:y1="13.125cm" svg:x2="30.25cm" svg:y2="7.75cm" draw:start-shape="id112" draw:end-shape="id107" svg:d="M27250 13125l3000-5375" svg:viewBox="0 0 3001 5376">
          <text:p/>
        </draw:connector>
        <draw:connector draw:style-name="gr14" draw:text-style-name="P5" draw:layer="layout" draw:type="line" svg:x1="27.25cm" svg:y1="8.75cm" svg:x2="30.25cm" svg:y2="7.75cm" draw:start-shape="id109" draw:end-shape="id107" svg:d="M27250 8750l3000-1000" svg:viewBox="0 0 3001 1001">
          <text:p/>
        </draw:connector>
        <draw:connector draw:style-name="gr14" draw:text-style-name="P5" draw:layer="layout" draw:type="line" svg:x1="7.75cm" svg:y1="7.951cm" svg:x2="11cm" svg:y2="3.25cm" draw:start-shape="id113" draw:end-shape="id104" svg:d="M7750 7951l3250-4701" svg:viewBox="0 0 3251 4702">
          <text:p/>
        </draw:connector>
        <draw:connector draw:style-name="gr14" draw:text-style-name="P5" draw:layer="layout" draw:type="line" svg:x1="7.75cm" svg:y1="16cm" svg:x2="19.5cm" svg:y2="8.75cm" draw:start-shape="id114" draw:end-shape="id109" svg:d="M7750 16000l11750-7250" svg:viewBox="0 0 11751 7251">
          <text:p/>
        </draw:connector>
        <draw:custom-shape draw:style-name="gr77" draw:text-style-name="P6" xml:id="id119" draw:id="id119" draw:layer="layout" svg:width="8.25cm" svg:height="1.5cm" svg:x="23.5cm" svg:y="15cm">
          <text:p text:style-name="P1">Прогрессия строится вокруг глобальной карты</text:p>
          <draw:enhanced-geometry svg:viewBox="0 0 21600 21600" draw:type="rectangle" draw:enhanced-path="M 0 0 L 21600 0 21600 21600 0 21600 0 0 Z N"/>
        </draw:custom-shape>
        <draw:custom-shape draw:style-name="gr78" draw:text-style-name="P6" xml:id="id115" draw:id="id115" draw:layer="layout" svg:width="8.25cm" svg:height="2.05cm" svg:x="23.5cm" svg:y="16.7cm">
          <text:p text:style-name="P1">Пилоты и чертежи переносятся между глобальными картами </text:p>
          <draw:enhanced-geometry svg:viewBox="0 0 21600 21600" draw:type="rectangle" draw:enhanced-path="M 0 0 L 21600 0 21600 21600 0 21600 0 0 Z N"/>
        </draw:custom-shape>
        <draw:custom-shape draw:style-name="gr79" draw:text-style-name="P6" xml:id="id118" draw:id="id118" draw:layer="layout" svg:width="7cm" svg:height="1cm" svg:x="10.25cm" svg:y="8.75cm">
          <text:p text:style-name="P1">Пилоты умирают</text:p>
          <draw:enhanced-geometry svg:viewBox="0 0 21600 21600" draw:type="rectangle" draw:enhanced-path="M 0 0 L 21600 0 21600 21600 0 21600 0 0 Z N"/>
        </draw:custom-shape>
        <draw:custom-shape draw:style-name="gr79" draw:text-style-name="P6" xml:id="id116" draw:id="id116" draw:layer="layout" svg:width="7cm" svg:height="1cm" svg:x="13cm" svg:y="14.75cm">
          <text:p text:style-name="P1">Чертежи устаревают</text:p>
          <draw:enhanced-geometry svg:viewBox="0 0 21600 21600" draw:type="rectangle" draw:enhanced-path="M 0 0 L 21600 0 21600 21600 0 21600 0 0 Z N"/>
        </draw:custom-shape>
        <draw:custom-shape draw:style-name="gr80" draw:text-style-name="P6" xml:id="id117" draw:id="id117" draw:layer="layout" svg:width="7cm" svg:height="2cm" svg:x="8.5cm" svg:y="16.5cm">
          <text:p text:style-name="P1">Общий прогресс войны делает врагов сильне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33cm" svg:y1="8.5cm" svg:x2="31.75cm" svg:y2="17.725cm" draw:start-shape="id107" draw:end-shape="id115" svg:d="M33000 8500l-1250 9225" svg:viewBox="0 0 1251 9226">
          <text:p/>
        </draw:connector>
        <draw:connector draw:style-name="gr14" draw:text-style-name="P5" draw:layer="layout" draw:type="line" svg:x1="13cm" svg:y1="15.25cm" svg:x2="12cm" svg:y2="16.5cm" draw:start-shape="id116" draw:end-shape="id117" svg:d="M13000 15250l-1000 1250" svg:viewBox="0 0 1001 1251">
          <text:p/>
        </draw:connector>
        <draw:connector draw:style-name="gr14" draw:text-style-name="P5" draw:layer="layout" draw:type="line" svg:x1="15.5cm" svg:y1="17.5cm" svg:x2="23.5cm" svg:y2="17.725cm" draw:start-shape="id117" draw:end-shape="id115" svg:d="M15500 17500l8000 225" svg:viewBox="0 0 8001 226">
          <text:p/>
        </draw:connector>
        <draw:connector draw:style-name="gr14" draw:text-style-name="P5" draw:layer="layout" draw:type="line" svg:x1="7.75cm" svg:y1="16cm" svg:x2="8.5cm" svg:y2="17.5cm" draw:start-shape="id114" draw:end-shape="id117" svg:d="M7750 16000l750 1500" svg:viewBox="0 0 751 1501">
          <text:p/>
        </draw:connector>
        <draw:connector draw:style-name="gr14" draw:text-style-name="P5" draw:layer="layout" draw:type="line" svg:x1="7.75cm" svg:y1="7.951cm" svg:x2="10.25cm" svg:y2="9.25cm" draw:start-shape="id113" draw:end-shape="id118" svg:d="M7750 7951l2500 1299" svg:viewBox="0 0 2501 1300">
          <text:p/>
        </draw:connector>
        <draw:connector draw:style-name="gr5" draw:text-style-name="P2" draw:layer="layout" draw:type="line" svg:x1="17.25cm" svg:y1="9.25cm" svg:x2="20.5cm" svg:y2="3.125cm" draw:start-shape="id118" draw:end-shape="id105" svg:d="M17250 9250l3250-6125" svg:viewBox="0 0 3251 6126">
          <text:p/>
        </draw:connector>
        <draw:connector draw:style-name="gr5" draw:text-style-name="P2" draw:layer="layout" draw:type="line" svg:x1="17.25cm" svg:y1="6.875cm" svg:x2="23.5cm" svg:y2="17.725cm" draw:start-shape="id108" draw:end-shape="id115" svg:d="M17250 6875l6250 10850" svg:viewBox="0 0 6251 10851">
          <text:p/>
        </draw:connector>
        <draw:connector draw:style-name="gr5" draw:text-style-name="P2" draw:layer="layout" draw:type="line" svg:x1="17.25cm" svg:y1="9.25cm" svg:x2="23.5cm" svg:y2="17.725cm" draw:start-shape="id118" draw:end-shape="id115" svg:d="M17250 9250l6250 8475" svg:viewBox="0 0 6251 8476">
          <text:p/>
        </draw:connector>
        <draw:connector draw:style-name="gr5" draw:text-style-name="P2" draw:layer="layout" draw:type="line" svg:x1="27.25cm" svg:y1="4.625cm" svg:x2="27.625cm" svg:y2="15cm" draw:start-shape="id106" draw:end-shape="id119" svg:d="M27250 4625l375 10375" svg:viewBox="0 0 376 10376">
          <text:p/>
        </draw:connector>
        <draw:connector draw:style-name="gr5" draw:text-style-name="P2" draw:layer="layout" draw:type="line" svg:x1="23.25cm" svg:y1="14.5cm" svg:x2="23.5cm" svg:y2="15.75cm" draw:start-shape="id112" draw:end-shape="id119" svg:d="M23250 14500l250 1250" svg:viewBox="0 0 251 1251">
          <text:p/>
        </draw:connector>
        <draw:connector draw:style-name="gr5" draw:text-style-name="P2" draw:layer="layout" draw:type="line" svg:x1="13.375cm" svg:y1="7.5cm" svg:x2="13cm" svg:y2="15.25cm" draw:start-shape="id108" draw:end-shape="id116" svg:d="M13375 7500l-375 7750" svg:viewBox="0 0 376 7751">
          <text:p/>
        </draw:connector>
        <draw:connector draw:style-name="gr81" draw:text-style-name="P1" draw:layer="layout" draw:type="line" svg:x1="18.249cm" svg:y1="14.249cm" svg:x2="16.75cm" svg:y2="12.75cm" svg:d="M18249 14249l-1499-1499" svg:viewBox="0 0 1500 1500">
          <text:p/>
        </draw:connector>
        <draw:connector draw:style-name="gr82" draw:text-style-name="P9" draw:layer="layout" draw:type="line" svg:x1="7.75cm" svg:y1="10.676cm" svg:x2="8.5cm" svg:y2="12.5cm" draw:start-shape="id111" draw:end-shape="id120" svg:d="M7750 10676l750 1824" svg:viewBox="0 0 751 1825">
          <text:p/>
        </draw:connector>
        <draw:connector draw:style-name="gr82" draw:text-style-name="P9" draw:layer="layout" draw:type="line" svg:x1="11.875cm" svg:y1="13.5cm" svg:x2="12cm" svg:y2="16.5cm" draw:start-shape="id120" draw:end-shape="id117" svg:d="M11875 13500l125 3000" svg:viewBox="0 0 126 3001">
          <text:p/>
        </draw:connector>
        <draw:connector draw:style-name="gr82" draw:text-style-name="P9" draw:layer="layout" draw:type="line" svg:x1="7.75cm" svg:y1="13.277cm" svg:x2="19.25cm" svg:y2="13.125cm" draw:start-shape="id121" draw:end-shape="id112" svg:d="M7750 13277l11500-152" svg:viewBox="0 0 11501 153">
          <text:p/>
        </draw:connector>
        <draw:connector draw:style-name="gr82" draw:text-style-name="P9" draw:layer="layout" draw:type="line" svg:x1="7.75cm" svg:y1="13.277cm" svg:x2="19.5cm" svg:y2="8.75cm" draw:start-shape="id121" draw:end-shape="id109" svg:d="M7750 13277l11750-4527" svg:viewBox="0 0 11751 4528">
          <text:p/>
        </draw:connector>
      </draw:page>
      <draw:page draw:name="page6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83" draw:layer="layout" svg:width="6.5cm" svg:height="1.75cm" svg:x="1.25cm" svg:y="2.25cm">
          <text:p>Глобальная прогрессия отправляет игрока на <text:span text:style-name="T1">Карты</text:span> и <text:span text:style-name="T1">Интермиссии</text:span>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6.75cm" svg:height="2.25cm" svg:x="1.25cm" svg:y="4.402cm">
          <text:p text:style-name="P1">Завершение <text:span text:style-name="T1">Карт</text:span> увеличивает <text:span text:style-name="T1">Прогресс войны</text:span><text:span text:style-name="T2"> и поднимает общую сложность</text:span>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6.75cm" svg:height="1.75cm" svg:x="1.25cm" svg:y="7.054cm">
          <text:p text:style-name="P1">Между <text:span text:style-name="T1">Картами</text:span> сохраняются <text:span text:style-name="T1">Чертежи</text:span>, <text:span text:style-name="T1">Пилоты</text:span> и <text:span text:style-name="T1">Эпос</text:span>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5.75cm" svg:y="1cm">
          <text:p text:style-name="P1"><text:span text:style-name="T1">Карта</text:span> — набор миссий, связанных локальным прогрессом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6.75cm" svg:height="2.25cm" svg:x="26cm" svg:y="3.042cm">
          <text:p text:style-name="P1"><text:span text:style-name="T1">Интермиссия</text:span> — специальная <text:span text:style-name="T1">Миссия</text:span> с раскрытием сюжета или фановым режимом игры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25.5cm" svg:y="5.584cm">
          <text:p text:style-name="P1"><text:span text:style-name="T1">Прогресс войны</text:span> — уровень технологий противника, открывающий для него новые юниты и оружие 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7cm" svg:height="2cm" svg:x="25.75cm" svg:y="8.126cm">
          <text:p text:style-name="P1"><text:span text:style-name="T1">Чертежи</text:span> — позволяют выбирать стартовое оружие, мехи и моды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8.25cm" svg:height="2.25cm" svg:x="24.5cm" svg:y="10.418cm">
          <text:p text:style-name="P1"><text:span text:style-name="T1">Пилоты</text:span> — модификаторы, которые прокачиваются отдельно от мехов и могут быть спасены после поражения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8.25cm" svg:height="3.5cm" svg:x="24.5cm" svg:y="12.96cm">
          <text:p text:style-name="P1"><text:span text:style-name="T1">Эпос</text:span> — модификаторы, которые дают или окончательно умершие пилоты, или прохождение особых заданий. Это потраченное время и сюжет сконвертированные в бафы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6.25cm" svg:height="2cm" svg:x="1.25cm" svg:y="9.207cm">
          <text:p text:style-name="P1">Чтобы начать новую <text:span text:style-name="T1">Карту</text:span>, надо завершить предыдущую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25cm" svg:height="1.75cm" svg:x="1.25cm" svg:y="11.609cm">
          <text:p text:style-name="P1">Для завершения <text:span text:style-name="T1">Карты</text:span>, надо выполнить её <text:span text:style-name="T1">Условие завершения</text:span>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6.25cm" svg:height="2.75cm" svg:x="1.25cm" svg:y="13.75cm">
          <text:p text:style-name="P1">Прохождение или провал <text:span text:style-name="T1">Миссий</text:span><text:span text:style-name="T2"> открывают новые или модифицируют уже открытые </text:span><text:span text:style-name="T1">Миссии</text:span>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8.5cm" svg:height="1.75cm" svg:x="24.25cm" svg:y="16.75cm">
          <text:p text:style-name="P1"><text:span text:style-name="T1">Миссия</text:span> — локация с кор геймплеем, которая проходится за одну игровую сессию</text:p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7.25cm" svg:height="1.25cm" svg:x="12.5cm" svg:y="2.25cm">
          <text:p text:style-name="P1">В ходе прогресса <text:span text:style-name="T1">Карты</text:span> к ней применяются <text:span text:style-name="T1">Правила</text:span>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3.75cm">
          <text:p text:style-name="P1"><text:span text:style-name="T1">Правило</text:span> — это набор игровых механик, которые применяются как к <text:span text:style-name="T1">Миссиям</text:span> так и <text:span text:style-name="T1">Карте</text:span> в целом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6.25cm">
          <text:p text:style-name="P1"><text:span text:style-name="T1">Правилом</text:span> могут быть альтернативные варианты прокачки, поведения оружия, враги, новые ресурсы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8.75cm">
          <text:p text:style-name="P1">Комбинации <text:span text:style-name="T1">Правил</text:span> могут сделать <text:span text:style-name="T1">Карту</text:span> слишком легкой или, наоборот, непроходимой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6" draw:layer="layout" svg:width="8cm" svg:height="1cm" svg:x="12.25cm" svg:y="0.25cm">
          <text:p>Книга правил (Карта)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3.25cm">
          <text:p text:style-name="P1">Строится граф миссий, на котором есть градация узлов от простого к сложным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5.75cm" svg:height="1.75cm" svg:x="2.25cm" svg:y="5.75cm">
          <text:p text:style-name="P1">Игроку изначально доступно N=2 самых простых миссий 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7.75cm">
          <text:p text:style-name="P1">Прохождение миссии открывает соединённые с ней узлы 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10.25cm">
          <text:p text:style-name="P1">Игрок видит только соседние открытым узлы и узел с финальной м<text:span text:style-name="T2">иссией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5.75cm" svg:height="1.75cm" svg:x="2.25cm" svg:y="12.75cm">
          <text:p text:style-name="P1">Игрок может начать проходить любую открытую миссию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5.75cm" svg:height="3.5cm" svg:x="2.25cm" svg:y="14.75cm">
          <text:p text:style-name="P1">Потеря меха на миссии открывает отдельное задание спасения, где можно забрать пилота и части меха</text:p>
          <draw:enhanced-geometry svg:viewBox="0 0 21600 21600" draw:type="rectangle" draw:enhanced-path="M 0 0 L 21600 0 21600 21600 0 21600 0 0 Z N"/>
        </draw:custom-shape>
        <draw:custom-shape draw:style-name="gr100" draw:text-style-name="P10" draw:layer="layout" svg:width="8.25cm" svg:height="2.5cm" svg:x="23.5cm" svg:y="1.75cm">
          <text:p text:style-name="P1">Задания спасения совмещены с проваленной миссией, часть выполненных целей миссии остаётся и добавляются новые</text:p>
          <draw:enhanced-geometry svg:viewBox="0 0 21600 21600" draw:type="rectangle" draw:enhanced-path="M 0 0 L 21600 0 21600 21600 0 21600 0 0 Z N"/>
        </draw:custom-shape>
        <draw:custom-shape draw:style-name="gr101" draw:text-style-name="P11" draw:layer="layout" svg:width="8.25cm" svg:height="1.75cm" svg:x="23.5cm" svg:y="4.5cm">
          <text:p text:style-name="P1">Задание спасения открывает связанные миссии, которые делают спасение проще</text:p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8.25cm" svg:height="1.25cm" svg:x="23.5cm" svg:y="6.5cm">
          <text:p text:style-name="P1">Пилоты эвакуируются за обмен ресурса X</text:p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25cm" svg:height="1.75cm" svg:x="23.5cm" svg:y="8cm">
          <text:p text:style-name="P1">Пилоты попадают в тюрьму — особую миссию, где их можно спасти всех сразу</text:p>
          <draw:enhanced-geometry svg:viewBox="0 0 21600 21600" draw:type="rectangle" draw:enhanced-path="M 0 0 L 21600 0 21600 21600 0 21600 0 0 Z N"/>
        </draw:custom-shape>
        <draw:custom-shape draw:style-name="gr104" draw:text-style-name="P10" draw:layer="layout" svg:width="8.25cm" svg:height="1.5cm" svg:x="23.5cm" svg:y="10cm">
          <text:p text:style-name="P1">Миссия спасения активна N=5 ходов, затем пилот умирает</text:p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7cm" svg:height="1.25cm" svg:x="16cm" svg:y="1.75cm">
          <text:p text:style-name="P1">Открыты все миссии сразу</text:p>
          <draw:enhanced-geometry svg:viewBox="0 0 21600 21600" draw:type="rectangle" draw:enhanced-path="M 0 0 L 21600 0 21600 21600 0 21600 0 0 Z N"/>
        </draw:custom-shape>
        <draw:custom-shape draw:style-name="gr106" draw:text-style-name="P10" draw:layer="layout" svg:width="7cm" svg:height="1.25cm" svg:x="16cm" svg:y="3.25cm">
          <text:p text:style-name="P1">Игрок передвигается по Карте как фишка</text:p>
          <draw:enhanced-geometry svg:viewBox="0 0 21600 21600" draw:type="rectangle" draw:enhanced-path="M 0 0 L 21600 0 21600 21600 0 21600 0 0 Z N"/>
        </draw:custom-shape>
        <draw:custom-shape draw:style-name="gr107" draw:text-style-name="P10" draw:layer="layout" svg:width="7cm" svg:height="2.25cm" svg:x="16cm" svg:y="4.75cm">
          <text:p text:style-name="P1">Боссы противника передвигаются по Карте и могут захватывать пройденные миссии</text:p>
          <draw:enhanced-geometry svg:viewBox="0 0 21600 21600" draw:type="rectangle" draw:enhanced-path="M 0 0 L 21600 0 21600 21600 0 21600 0 0 Z N"/>
        </draw:custom-shape>
        <draw:custom-shape draw:style-name="gr106" draw:text-style-name="P10" draw:layer="layout" svg:width="7cm" svg:height="1.25cm" svg:x="16cm" svg:y="7.25cm">
          <text:p text:style-name="P1">Появляются также миссии обороны</text:p>
          <draw:enhanced-geometry svg:viewBox="0 0 21600 21600" draw:type="rectangle" draw:enhanced-path="M 0 0 L 21600 0 21600 21600 0 21600 0 0 Z N"/>
        </draw:custom-shape>
        <draw:custom-shape draw:style-name="gr108" draw:text-style-name="P11" draw:layer="layout" svg:width="7cm" svg:height="2.25cm" svg:x="16cm" svg:y="8.75cm">
          <text:p text:style-name="P1">После некоторых миссий Фишка игрока может переместиться на любую открытую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6cm" svg:y="11.25cm">
          <text:p text:style-name="P1">Пройденные миссии можно пройти повторно (кроме спасения)</text:p>
          <draw:enhanced-geometry svg:viewBox="0 0 21600 21600" draw:type="rectangle" draw:enhanced-path="M 0 0 L 21600 0 21600 21600 0 21600 0 0 Z N"/>
        </draw:custom-shape>
        <draw:custom-shape draw:style-name="gr109" draw:text-style-name="P10" draw:layer="layout" svg:width="7cm" svg:height="2.75cm" svg:x="16cm" svg:y="13.25cm">
          <text:p text:style-name="P1">Следующая миссия зависит от точки экстракции на предыдущей, менять сетап и чиниться между миссиями нельзя</text:p>
          <draw:enhanced-geometry svg:viewBox="0 0 21600 21600" draw:type="rectangle" draw:enhanced-path="M 0 0 L 21600 0 21600 21600 0 21600 0 0 Z N"/>
        </draw:custom-shape>
        <draw:custom-shape draw:style-name="gr110" draw:text-style-name="P11" draw:layer="layout" svg:width="8.25cm" svg:height="1.25cm" svg:x="23.5cm" svg:y="11.75cm">
          <text:p text:style-name="P1">Пилоты на удалёнке и спасать их не надо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7cm" svg:height="1.75cm" svg:x="16cm" svg:y="16.25cm">
          <text:p text:style-name="P1">Граф миссий содержит больше узлов, но они пустые</text:p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8.25cm" svg:height="1.75cm" svg:x="23.5cm" svg:y="13.25cm">
          <text:p text:style-name="P1">Некоторые миссии остаются активны N=10 ходов, после чего проваливаются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8.25cm" svg:height="2.25cm" svg:x="23.5cm" svg:y="15.25cm">
          <text:p text:style-name="P1">На карте могут появляться новые миссии вместо пустых узлов, пройденных или неважных миссий</text:p>
          <draw:enhanced-geometry svg:viewBox="0 0 21600 21600" draw:type="rectangle" draw:enhanced-path="M 0 0 L 21600 0 21600 21600 0 21600 0 0 Z N"/>
        </draw:custom-shape>
        <draw:custom-shape draw:style-name="gr113" draw:text-style-name="P8" draw:layer="layout" svg:width="5.75cm" svg:height="0.75cm" svg:x="2.25cm" svg:y="2.2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7cm" svg:height="3.75cm" svg:x="8.5cm" svg:y="1.75cm">
          <text:p text:style-name="P1">Обычные миссии можно проходить автоматически. Вероятность поражения определяется сразу на основании ранга пилота, прокачки меха и сложности миссии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Обычный">
        <draw:custom-shape draw:style-name="gr115" draw:layer="layout" svg:width="11cm" svg:height="1cm" svg:x="11cm" svg:y="0.25cm">
          <text:p>Книга правил (Прогрессия Карты)</text:p>
          <draw:enhanced-geometry svg:viewBox="0 0 21600 21600" draw:type="rectangle" draw:enhanced-path="M 0 0 L 21600 0 21600 21600 0 21600 0 0 Z N"/>
        </draw:custom-shape>
        <draw:custom-shape draw:style-name="gr116" draw:text-style-name="P8" draw:layer="layout" svg:width="9cm" svg:height="0.75cm" svg:x="1.5cm" svg:y="1.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2.5cm">
          <text:p text:style-name="P1">Игрок собирает моды и оружие на миссии, и может их оставить после миссии</text:p>
          <draw:enhanced-geometry svg:viewBox="0 0 21600 21600" draw:type="rectangle" draw:enhanced-path="M 0 0 L 21600 0 21600 21600 0 21600 0 0 Z N"/>
        </draw:custom-shape>
        <draw:custom-shape draw:style-name="gr118" draw:text-style-name="P1" draw:layer="layout" svg:width="9cm" svg:height="1.5cm" svg:x="1.5cm" svg:y="4.5cm">
          <text:p text:style-name="P1">Можно создавать моды и оружие по чертежам за <text:span text:style-name="T1">Базовый Ресурс</text:span> и брать их на миссии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6.25cm">
          <text:p text:style-name="P1">Пройденные миссии упрощают прохождение финальных миссий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7.75cm">
          <text:p text:style-name="P1">Между миссиями здоровье меха и боезапас восполняются</text:p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cm" svg:height="2.25cm" svg:x="1.5cm" svg:y="9.25cm">
          <text:p text:style-name="P1">Завершение миссий даёт <text:span text:style-name="T1">Базовый Ресурс</text:span><text:span text:style-name="T2"> и </text:span><text:span text:style-name="T1">Мета Ресурс</text:span><text:span text:style-name="T2"> в зависимости от сложности и контекста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11.75cm">
          <text:p text:style-name="P1">Между миссиями здоровье меха и боезапас восполняются за <text:span text:style-name="T1">Базовый Ресурс</text:span>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13.75cm">
          <text:p text:style-name="P1">За <text:span text:style-name="T1">Мета Ресурс</text:span> открываются чертежи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15.25cm">
          <text:p text:style-name="P1"><text:span text:style-name="T1">Базовый Ресурс</text:span> не переносится между Картами</text:p>
          <draw:enhanced-geometry svg:viewBox="0 0 21600 21600" draw:type="rectangle" draw:enhanced-path="M 0 0 L 21600 0 21600 21600 0 21600 0 0 Z N"/>
        </draw:custom-shape>
        <draw:custom-shape draw:style-name="gr121" draw:text-style-name="P10" draw:layer="layout" svg:width="9cm" svg:height="1.75cm" svg:x="24.25cm" svg:y="1.75cm">
          <text:p text:style-name="P1">Вместо одного <text:span text:style-name="T1">Базового Ресурса</text:span> их теперь N=4, на одной миссий добывается только M=2 вида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24.25cm" svg:y="3.75cm">
          <text:p text:style-name="P1">Моды и оружие не переносятся между миссиями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24.25cm" svg:y="5.25cm">
          <text:p text:style-name="P1">Появляется новый ресурс X, который добывается на локации способом Y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24.25cm" svg:y="7.25cm">
          <text:p text:style-name="P1">Завершение миссий даёт больше модификаторов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24.25cm" svg:y="8.75cm">
          <text:p text:style-name="P1">Завершение миссий даёт усложняющие модификаторы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0.25cm">
          <text:p text:style-name="P1">Ремонт и пополнение после миссий бесплатное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1.75cm">
          <text:p text:style-name="P1">Оружие и моды можно прокачивать мерджем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3.25cm">
          <text:p text:style-name="P1">Оружие и моды можно прокачивать за ресурсы между миссиями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24.25cm" svg:y="14.75cm">
          <text:p text:style-name="P1">На миссиях падают трофеи, которые можно чинить ресурсами и ставить на мехи как чертежи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1.75cm">
          <text:p text:style-name="P1">Теперь у вас есть <text:span text:style-name="T1">База</text:span>. Её надо строить за <text:span text:style-name="T1">Базовый Ресурс</text:span><text:span text:style-name="T2">, чтобы получать доступ к бонусам</text:span>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14.75cm" svg:y="3.75cm">
          <text:p text:style-name="P1">Большинство рецептов теперь требуют ещё и ресурс X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5.25cm">
          <text:p text:style-name="P1">Ресурс X можно конвертировать в ресурс Y с коэффициентом потери N=0.5</text:p>
          <draw:enhanced-geometry svg:viewBox="0 0 21600 21600" draw:type="rectangle" draw:enhanced-path="M 0 0 L 21600 0 21600 21600 0 21600 0 0 Z N"/>
        </draw:custom-shape>
        <draw:custom-shape draw:style-name="gr125" draw:text-style-name="P10" draw:layer="layout" svg:width="9cm" svg:height="2.25cm" svg:x="14.75cm" svg:y="7.25cm">
          <text:p text:style-name="P1">Действия на карте теперь требуют <text:span text:style-name="T1">Энергию</text:span>, которую можно получить за реальное время или обмен ресурсов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9cm" svg:height="2.25cm" svg:x="14.75cm" svg:y="9.75cm">
          <text:p text:style-name="P1">На миссии можно добыть <text:span text:style-name="T1">Сундуки</text:span>, которые занимают N=4 слотов сундуков и требуют реального времени на открытие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12.25cm">
          <text:p text:style-name="P1">На миссиях падают временные чертежи, которые исчезнут после прохождения Карты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9cm" svg:height="2.25cm" svg:x="14.75cm" svg:y="14.25cm">
          <text:p text:style-name="P1">Можно выполнять <text:span text:style-name="T1">Ачивменты</text:span>, получать <text:span text:style-name="T1">Поинты</text:span>, за которые покупать предметы в <text:span text:style-name="T1">Магазине</text:span> и крутить <text:span text:style-name="T1">Гачу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16.75cm">
          <text:p text:style-name="P1">Можно видеть награду после прохождения миссии, типы врагов и сложность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14.75cm" svg:y="16.75cm">
          <text:p text:style-name="P1">Типы врагов на некоторых картах неизвестны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6.75cm">
          <text:p text:style-name="P1">Наградой может быть бонусная миссия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custom-shape draw:style-name="gr96" draw:layer="layout" svg:width="8cm" svg:height="1cm" svg:x="12.25cm" svg:y="0.25cm">
          <text:p>Книга правил (Пилоты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2.75cm">
          <text:p text:style-name="P1">Игрок начинает с N=1 пилотами и может нанять максимум M=7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4.75cm">
          <text:p text:style-name="P1">Пилота можно нанять раз в N=5 ходов путём выбора из M=3 доступных вариантов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6.75cm">
          <text:p text:style-name="P1">Пилот имеет базовую прокачку и уникальные модификаторы</text:p>
          <draw:enhanced-geometry svg:viewBox="0 0 21600 21600" draw:type="rectangle" draw:enhanced-path="M 0 0 L 21600 0 21600 21600 0 21600 0 0 Z N"/>
        </draw:custom-shape>
        <draw:custom-shape draw:style-name="gr128" draw:text-style-name="P1" draw:layer="layout" svg:width="7cm" svg:height="4cm" svg:x="1.75cm" svg:y="8.75cm">
          <text:p text:style-name="P1">Пилот набирает очки опыта в ходе миссий (не более N=1000*УрСложности), за которые приобретаются апгрейды. Стоимость апгрейдов растёт по экспоненте.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3cm">
          <text:p text:style-name="P1">Выжившие пилоты переносятся между Картами со <text:span text:style-name="T1">всеми модификаторами</text:span></text:p>
          <draw:enhanced-geometry svg:viewBox="0 0 21600 21600" draw:type="rectangle" draw:enhanced-path="M 0 0 L 21600 0 21600 21600 0 21600 0 0 Z N"/>
        </draw:custom-shape>
        <draw:custom-shape draw:style-name="gr130" draw:text-style-name="P1" draw:layer="layout" svg:width="7cm" svg:height="3cm" svg:x="1.75cm" svg:y="15.5cm">
          <text:p text:style-name="P1">При отсутствии пилота и невозможности найма миссию отыгрывает безымянный пилот без модов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7.75cm" svg:height="1.25cm" svg:x="25.25cm" svg:y="1.75cm">
          <text:p text:style-name="P1">Пилоты прокачиваются за выполняемые действия</text:p>
          <draw:enhanced-geometry svg:viewBox="0 0 21600 21600" draw:type="rectangle" draw:enhanced-path="M 0 0 L 21600 0 21600 21600 0 21600 0 0 Z N"/>
        </draw:custom-shape>
        <draw:custom-shape draw:style-name="gr132" draw:text-style-name="P11" draw:layer="layout" svg:width="7.75cm" svg:height="2.25cm" svg:x="25.25cm" svg:y="3.25cm">
          <text:p text:style-name="P1">У пилотов появляется дополнительная шкала опыта, за которую покупаются специальные навыки</text:p>
          <draw:enhanced-geometry svg:viewBox="0 0 21600 21600" draw:type="rectangle" draw:enhanced-path="M 0 0 L 21600 0 21600 21600 0 21600 0 0 Z N"/>
        </draw:custom-shape>
        <draw:custom-shape draw:style-name="gr133" draw:text-style-name="P10" draw:layer="layout" svg:width="7.75cm" svg:height="3.5cm" svg:x="25.25cm" svg:y="5.75cm">
          <text:p text:style-name="P1">Полученный мехом урон также наносит <text:span text:style-name="T1">Травмы</text:span> пилоту. <text:span text:style-name="T1">Травмы</text:span> проходят со временем, лечатся в лазарете <text:span text:style-name="T1">Базы</text:span> или остаются навсегда. Травмы накладывают дебафы</text:p>
          <draw:enhanced-geometry svg:viewBox="0 0 21600 21600" draw:type="rectangle" draw:enhanced-path="M 0 0 L 21600 0 21600 21600 0 21600 0 0 Z N"/>
        </draw:custom-shape>
        <draw:custom-shape draw:style-name="gr134" draw:text-style-name="P10" draw:layer="layout" svg:width="7.75cm" svg:height="1.75cm" svg:x="25.25cm" svg:y="9.5cm">
          <text:p text:style-name="P1">Поражение на миссии, разрушение меха и события <text:span text:style-name="T1">Характера</text:span> наносят <text:span text:style-name="T1">Травмы</text:span></text:p>
          <draw:enhanced-geometry svg:viewBox="0 0 21600 21600" draw:type="rectangle" draw:enhanced-path="M 0 0 L 21600 0 21600 21600 0 21600 0 0 Z N"/>
        </draw:custom-shape>
        <draw:custom-shape draw:style-name="gr135" draw:text-style-name="P1" draw:layer="layout" svg:width="7.75cm" svg:height="2.25cm" svg:x="25.25cm" svg:y="11.5cm">
          <text:p text:style-name="P1">Пилотам выдаются черты <text:span text:style-name="T1">Характера</text:span><text:span text:style-name="T2">, которые дают бафы и дебафы после определённых действий</text:span></text:p>
          <draw:enhanced-geometry svg:viewBox="0 0 21600 21600" draw:type="rectangle" draw:enhanced-path="M 0 0 L 21600 0 21600 21600 0 21600 0 0 Z N"/>
        </draw:custom-shape>
        <draw:custom-shape draw:style-name="gr136" draw:text-style-name="P10" draw:layer="layout" svg:width="7.75cm" svg:height="2.25cm" svg:x="25.25cm" svg:y="14cm">
          <text:p text:style-name="P1">Вы играете только за одного пилота. Он бессмертен. Других пилотов можно выбирать на миссиях по его спасению.</text:p>
          <draw:enhanced-geometry svg:viewBox="0 0 21600 21600" draw:type="rectangle" draw:enhanced-path="M 0 0 L 21600 0 21600 21600 0 21600 0 0 Z N"/>
        </draw:custom-shape>
        <draw:custom-shape draw:style-name="gr137" draw:text-style-name="P11" draw:layer="layout" svg:width="7.5cm" svg:height="6.25cm" svg:x="17.25cm" svg:y="1.75cm">
          <text:p text:style-name="P1"><text:span text:style-name="T3">Можно взять напарником второго меха с пилотом. </text:span>Он также получает доступные виды опыта и <text:span text:style-name="T1">Травмы</text:span>. ИИ-пилот получает бонусы выживаемости. За него можно играть в случае смерти меха основного пилота. При смерти одного из мехов добавляется миссия спасения.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7.5cm" svg:height="4.5cm" svg:x="17.25cm" svg:y="8.25cm">
          <text:p text:style-name="P1">Пилоты строят отношения между собой на основании <text:span text:style-name="T1">Характеров</text:span>, совместных заданий и выполненных действий. Отношения дают временные бафы и дебафы, могут лечить или наносить некоторые <text:span text:style-name="T1">Травмы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7.5cm" svg:height="4cm" svg:x="17.25cm" svg:y="13cm">
          <text:p text:style-name="P1">Теперь все интеракции между пилотами сопровождаются диалогами как в визуальной новеле. С <text:span text:style-name="T1">Персоналом</text:span>, при его наличии, тоже. При игре за одного пилота, диалоги ведутся от первого лица.</text:p>
          <draw:enhanced-geometry svg:viewBox="0 0 21600 21600" draw:type="rectangle" draw:enhanced-path="M 0 0 L 21600 0 21600 21600 0 21600 0 0 Z N"/>
        </draw:custom-shape>
        <draw:custom-shape draw:style-name="gr140" draw:text-style-name="P11" draw:layer="layout" svg:width="7.5cm" svg:height="5.75cm" svg:x="9.25cm" svg:y="1.75cm">
          <text:p text:style-name="P1">Добавляет <text:span text:style-name="T1">Персонал</text:span> на роль X. Прокачивается при завершении миссий, но не может ходить на них. Даёт бафы в зависимости от роли. Не учитывается в пуле пилотов. Во всём остальном подчиняется правилам пилотов. Переносятся между Картами.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Обычный">
        <draw:custom-shape draw:style-name="gr96" draw:layer="layout" svg:width="8cm" svg:height="1cm" svg:x="12.25cm" svg:y="0.25cm">
          <text:p>Книга правил (Миссии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41" draw:text-style-name="P1" draw:layer="layout" svg:width="7cm" svg:height="3.25cm" svg:x="1.75cm" svg:y="2.75cm">
          <text:p text:style-name="P1">Миссии требуют выполнения N=1 основных <text:span text:style-name="T1">Целей</text:span><text:span text:style-name="T2">, выполнение которых даст награду и сделает миссию завершенной</text:span></text:p>
          <draw:enhanced-geometry svg:viewBox="0 0 21600 21600" draw:type="rectangle" draw:enhanced-path="M 0 0 L 21600 0 21600 21600 0 21600 0 0 Z N"/>
        </draw:custom-shape>
        <draw:custom-shape draw:style-name="gr142" draw:text-style-name="P1" draw:layer="layout" svg:width="7cm" svg:height="2.75cm" svg:x="1.75cm" svg:y="6.25cm">
          <text:p text:style-name="P1">Миссия также содержит N=1 дополнительных <text:span text:style-name="T1">Целей</text:span><text:span text:style-name="T2">, награда за которые добавится по завершению миссии</text:span>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9.25cm">
          <text:p text:style-name="P1">Миссию можно покинуть через точку экстракции в любое время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2cm">
          <text:p text:style-name="P1">Точка экстракции спасает пилота, но не меха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1.25cm">
          <text:p text:style-name="P1">Если выполнены основные <text:span text:style-name="T1">Цели</text:span>, но мех разрушен награда всё равно выдаётся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3.5cm">
          <text:p text:style-name="P1">На локации нет точек экстракции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13.75cm">
          <text:p text:style-name="P1">Сложность миссии определяет состав и количество противников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.75cm" svg:y="15.75cm">
          <text:p text:style-name="P1">Время выполнения миссии рассчитано на N=10 минут</text:p>
          <draw:enhanced-geometry svg:viewBox="0 0 21600 21600" draw:type="rectangle" draw:enhanced-path="M 0 0 L 21600 0 21600 21600 0 21600 0 0 Z N"/>
        </draw:custom-shape>
        <draw:custom-shape draw:style-name="gr146" draw:layer="layout" svg:width="8.5cm" svg:height="1.75cm" svg:x="24.75cm" svg:y="4.5cm">
          <text:p>Время выполнения, число целей, размер карты и награда увеличены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6.5cm">
          <text:p text:style-name="P1">Сложность растёт от времени нахождения на локации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8cm">
          <text:p text:style-name="P1">Появляются элитные противники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9cm">
          <text:p text:style-name="P1">Неожиданная смена <text:span text:style-name="T1">Целей</text:span></text:p>
          <draw:enhanced-geometry svg:viewBox="0 0 21600 21600" draw:type="rectangle" draw:enhanced-path="M 0 0 L 21600 0 21600 21600 0 21600 0 0 Z N"/>
        </draw:custom-shape>
        <draw:custom-shape draw:style-name="gr147" draw:text-style-name="P11" draw:layer="layout" svg:width="8.5cm" svg:height="3cm" svg:x="24.75cm" svg:y="10cm">
          <text:p text:style-name="P1">Проход на секретную миссию. Считается экстракцией с текущей миссии. Можно выйти на глобальную карту, но сменить/починить мех там нельзя.</text:p>
          <draw:enhanced-geometry svg:viewBox="0 0 21600 21600" draw:type="rectangle" draw:enhanced-path="M 0 0 L 21600 0 21600 21600 0 21600 0 0 Z N"/>
        </draw:custom-shape>
        <draw:custom-shape draw:style-name="gr148" draw:text-style-name="P11" draw:layer="layout" svg:width="8.5cm" svg:height="2.25cm" svg:x="24.75cm" svg:y="13.25cm">
          <text:p text:style-name="P1">Магазин, в котором можно покупать за добываемые на локации ресурсы и менять ненужные моды/оружие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15.75cm">
          <text:p text:style-name="P1">На локации появляются совершенно другие противники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2cm">
          <text:p text:style-name="P1">У игрока появляется инвентарь размером N=4, в который можно складывать моды и оружие.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4cm">
          <text:p text:style-name="P1">Противники прибывают бесконечными волнами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5.5cm">
          <text:p text:style-name="P1">Локация оказывается сложнее, чем заявлено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7cm">
          <text:p text:style-name="P1">На противников действуют бафы, а на игрока дебафы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8.5cm">
          <text:p text:style-name="P1">Убийство противников увеличивает сложность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10cm">
          <text:p text:style-name="P1">Можно запросить снабжение с оружием, патронами или ремкомплектом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12cm">
          <text:p text:style-name="P1">Убийство противников увеличивает максимальное здоровье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4cm">
          <text:p text:style-name="P1">Размер меха, урон и скорость зависят от его здоровья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5.5cm">
          <text:p text:style-name="P1">Размеры меха игрока и противников сильно меньше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7cm">
          <text:p text:style-name="P1">Размеры меха игрока и противников сильно больше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Обычный">
        <draw:custom-shape draw:style-name="gr74" draw:layer="layout" svg:width="8cm" svg:height="1cm" svg:x="12.25cm" svg:y="0.25cm">
          <text:p>Книга правил (Стрельба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2.75cm">
          <text:p text:style-name="P1">Стрельба казуальная. Пули летят относительно земли. Хитбоксы низких целей увеличены.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5.25cm">
          <text:p text:style-name="P1">Также возможны атаки по площади. Место попадания подсвечивается.</text:p>
          <draw:enhanced-geometry svg:viewBox="0 0 21600 21600" draw:type="rectangle" draw:enhanced-path="M 0 0 L 21600 0 21600 21600 0 21600 0 0 Z N"/>
        </draw:custom-shape>
        <draw:custom-shape draw:style-name="gr151" draw:text-style-name="P1" draw:layer="layout" svg:width="8cm" svg:height="2.25cm" svg:x="25.25cm" svg:y="1.75cm">
          <text:p text:style-name="P1">Автонаведение оружия на противников. В зависимости от типов атаки различается выбор цели.</text:p>
          <draw:enhanced-geometry svg:viewBox="0 0 21600 21600" draw:type="rectangle" draw:enhanced-path="M 0 0 L 21600 0 21600 21600 0 21600 0 0 Z N"/>
        </draw:custom-shape>
        <draw:custom-shape draw:style-name="gr152" draw:text-style-name="P11" draw:layer="layout" svg:width="8cm" svg:height="2.25cm" svg:x="25.25cm" svg:y="4.25cm">
          <text:p text:style-name="P1">Стрельба по отдельным частям противника разрушает эти части, что накладывает дебафы.</text:p>
          <draw:enhanced-geometry svg:viewBox="0 0 21600 21600" draw:type="rectangle" draw:enhanced-path="M 0 0 L 21600 0 21600 21600 0 21600 0 0 Z N"/>
        </draw:custom-shape>
        <draw:custom-shape draw:style-name="gr153" draw:text-style-name="P10" draw:layer="layout" svg:width="8cm" svg:height="1.75cm" svg:x="25.25cm" svg:y="6.75cm">
          <text:p text:style-name="P1">Элементы брони противника разрушаемые. До этого разрушения урон не наносится.</text:p>
          <draw:enhanced-geometry svg:viewBox="0 0 21600 21600" draw:type="rectangle" draw:enhanced-path="M 0 0 L 21600 0 21600 21600 0 21600 0 0 Z N"/>
        </draw:custom-shape>
        <draw:custom-shape draw:style-name="gr154" draw:text-style-name="P11" draw:layer="layout" svg:width="8cm" svg:height="1.25cm" svg:x="25.25cm" svg:y="8.75cm">
          <text:p text:style-name="P1">Попадания по противнику отбрасывают их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8cm" svg:height="0.75cm" svg:x="25.25cm" svg:y="10.25cm">
          <text:p text:style-name="P1">У оружия есть отдача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7.25cm">
          <text:p text:style-name="P1">Оружие стреляющие очередью имеет собственный патерн разброса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.75cm" svg:y="9.75cm">
          <text:p text:style-name="P1">Игрок может менять оружие в процессе игры</text:p>
          <draw:enhanced-geometry svg:viewBox="0 0 21600 21600" draw:type="rectangle" draw:enhanced-path="M 0 0 L 21600 0 21600 21600 0 21600 0 0 Z N"/>
        </draw:custom-shape>
        <draw:custom-shape draw:style-name="gr156" draw:text-style-name="P11" draw:layer="layout" svg:width="8cm" svg:height="1.75cm" svg:x="25.25cm" svg:y="11.25cm">
          <text:p text:style-name="P1">Больше слотов под оружие. При отсутствии таковых на мехе, добавляются летающие слоты.</text:p>
          <draw:enhanced-geometry svg:viewBox="0 0 21600 21600" draw:type="rectangle" draw:enhanced-path="M 0 0 L 21600 0 21600 21600 0 21600 0 0 Z N"/>
        </draw:custom-shape>
        <draw:custom-shape draw:style-name="gr154" draw:text-style-name="P11" draw:layer="layout" svg:width="8cm" svg:height="1.25cm" svg:x="25.25cm" svg:y="13.25cm">
          <text:p text:style-name="P1">Слоты вторичного оружия, которое стреляет автонаводкой</text:p>
          <draw:enhanced-geometry svg:viewBox="0 0 21600 21600" draw:type="rectangle" draw:enhanced-path="M 0 0 L 21600 0 21600 21600 0 21600 0 0 Z N"/>
        </draw:custom-shape>
        <draw:custom-shape draw:style-name="gr157" draw:text-style-name="P11" draw:layer="layout" svg:width="8cm" svg:height="0.75cm" svg:x="25.25cm" svg:y="14.75cm">
          <text:p text:style-name="P1">Пули наводятся на врагов</text:p>
          <draw:enhanced-geometry svg:viewBox="0 0 21600 21600" draw:type="rectangle" draw:enhanced-path="M 0 0 L 21600 0 21600 21600 0 21600 0 0 Z N"/>
        </draw:custom-shape>
        <draw:custom-shape draw:style-name="gr158" draw:text-style-name="P10" draw:layer="layout" svg:width="8cm" svg:height="1.25cm" svg:x="17cm" svg:y="1.75cm">
          <text:p text:style-name="P1">Урон игрока уменьшен на -N% (или xM)</text:p>
          <draw:enhanced-geometry svg:viewBox="0 0 21600 21600" draw:type="rectangle" draw:enhanced-path="M 0 0 L 21600 0 21600 21600 0 21600 0 0 Z N"/>
        </draw:custom-shape>
        <draw:custom-shape draw:style-name="gr157" draw:text-style-name="P11" draw:layer="layout" svg:width="8cm" svg:height="0.75cm" svg:x="17cm" svg:y="3.25cm">
          <text:p text:style-name="P1">Снаряды пробивают N врагов</text:p>
          <draw:enhanced-geometry svg:viewBox="0 0 21600 21600" draw:type="rectangle" draw:enhanced-path="M 0 0 L 21600 0 21600 21600 0 21600 0 0 Z N"/>
        </draw:custom-shape>
        <draw:custom-shape draw:style-name="gr154" draw:text-style-name="P11" draw:layer="layout" svg:width="8cm" svg:height="1.25cm" svg:x="17cm" svg:y="4.25cm">
          <text:p text:style-name="P1">Оружие может наносить критический урон</text:p>
          <draw:enhanced-geometry svg:viewBox="0 0 21600 21600" draw:type="rectangle" draw:enhanced-path="M 0 0 L 21600 0 21600 21600 0 21600 0 0 Z N"/>
        </draw:custom-shape>
        <draw:custom-shape draw:style-name="gr154" draw:text-style-name="P11" draw:layer="layout" svg:width="8cm" svg:height="1.25cm" svg:x="17cm" svg:y="5.75cm">
          <text:p text:style-name="P1">У врагов появляются критические точки</text:p>
          <draw:enhanced-geometry svg:viewBox="0 0 21600 21600" draw:type="rectangle" draw:enhanced-path="M 0 0 L 21600 0 21600 21600 0 21600 0 0 Z N"/>
        </draw:custom-shape>
        <draw:custom-shape draw:style-name="gr159" draw:text-style-name="P10" draw:layer="layout" svg:width="8cm" svg:height="2.25cm" svg:x="17cm" svg:y="7.25cm">
          <text:p text:style-name="P1">У оружие появляются типы урона. У врагов сопротивления к этим типам урона. Как и у игрока.</text:p>
          <draw:enhanced-geometry svg:viewBox="0 0 21600 21600" draw:type="rectangle" draw:enhanced-path="M 0 0 L 21600 0 21600 21600 0 21600 0 0 Z N"/>
        </draw:custom-shape>
        <draw:custom-shape draw:style-name="gr156" draw:text-style-name="P11" draw:layer="layout" svg:width="8cm" svg:height="1.75cm" svg:x="17cm" svg:y="9.75cm">
          <text:p text:style-name="P1">Оружие может накладывать эффекты. У врагов появляются сопротивления эффектам.</text:p>
          <draw:enhanced-geometry svg:viewBox="0 0 21600 21600" draw:type="rectangle" draw:enhanced-path="M 0 0 L 21600 0 21600 21600 0 21600 0 0 Z N"/>
        </draw:custom-shape>
        <draw:custom-shape draw:style-name="gr158" draw:text-style-name="P10" draw:layer="layout" svg:width="8cm" svg:height="1.25cm" svg:x="17cm" svg:y="11.75cm">
          <text:p text:style-name="P1">Стрельба заменяется на удары ближнего боя, как и оружие</text:p>
          <draw:enhanced-geometry svg:viewBox="0 0 21600 21600" draw:type="rectangle" draw:enhanced-path="M 0 0 L 21600 0 21600 21600 0 21600 0 0 Z N"/>
        </draw:custom-shape>
        <draw:custom-shape draw:style-name="gr158" draw:text-style-name="P10" draw:layer="layout" svg:width="8cm" svg:height="1.25cm" svg:x="17cm" svg:y="13.25cm">
          <text:p text:style-name="P1">Урон оружия заменяется на диапазон урона N%-M%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1.25cm">
          <text:p text:style-name="P1">У оружия может быть время перезарядки. В процессе перезарядки можно поменять оружие</text:p>
          <draw:enhanced-geometry svg:viewBox="0 0 21600 21600" draw:type="rectangle" draw:enhanced-path="M 0 0 L 21600 0 21600 21600 0 21600 0 0 Z N"/>
        </draw:custom-shape>
        <draw:custom-shape draw:style-name="gr158" draw:text-style-name="P10" draw:layer="layout" svg:width="8cm" svg:height="1.25cm" svg:x="17cm" svg:y="14.75cm">
          <text:p text:style-name="P1">У оружия появляются обоймы и время перезарядки обойм</text:p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8cm" svg:height="2.75cm" svg:x="25.25cm" svg:y="15.75cm">
          <text:p text:style-name="P1">У оружия появляется триггер ускоренной перезарядки, попадание по которому ускоряет перезарядку, а промах - замедляет</text:p>
          <draw:enhanced-geometry svg:viewBox="0 0 21600 21600" draw:type="rectangle" draw:enhanced-path="M 0 0 L 21600 0 21600 21600 0 21600 0 0 Z N"/>
        </draw:custom-shape>
        <draw:custom-shape draw:style-name="gr156" draw:text-style-name="P11" draw:layer="layout" svg:width="8cm" svg:height="1.75cm" svg:x="17cm" svg:y="16.25cm">
          <text:p text:style-name="P1">У оружия появляется альтернативный режим стрельбы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96" draw:layer="layout" svg:width="8cm" svg:height="1cm" svg:x="12.25cm" svg:y="0.25cm">
          <text:p>Книга правил (Импакт)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7cm" svg:height="0.75cm" svg:x="1.75cm" svg:y="2.75cm">
          <text:p text:style-name="P1">Домики ломаются от урона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6cm" svg:y="2.5cm">
          <text:p text:style-name="P1">Окружение ломается также от врезавшегося игрока и противников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7cm" svg:height="0.75cm" svg:x="1.75cm" svg:y="3.75cm">
          <text:p text:style-name="P1">Пропсы ломаются от урона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4.75cm">
          <text:p text:style-name="P1">Противники после смерти разлетаются на части, которые исчезают спустя некоторое время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6cm" svg:y="4.5cm">
          <text:p text:style-name="P1">Противники не разлетаются на части, а становятся регдолами</text:p>
          <draw:enhanced-geometry svg:viewBox="0 0 21600 21600" draw:type="rectangle" draw:enhanced-path="M 0 0 L 21600 0 21600 21600 0 21600 0 0 Z N"/>
        </draw:custom-shape>
        <draw:custom-shape draw:style-name="gr106" draw:text-style-name="P10" draw:layer="layout" svg:width="7cm" svg:height="1.25cm" svg:x="26cm" svg:y="6.5cm">
          <text:p text:style-name="P1">Окружение больше не повреждается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6cm" svg:y="8cm">
          <text:p text:style-name="P1">Нанесение урона по противнику заставляет того терять части тела</text:p>
          <draw:enhanced-geometry svg:viewBox="0 0 21600 21600" draw:type="rectangle" draw:enhanced-path="M 0 0 L 21600 0 21600 21600 0 21600 0 0 Z N"/>
        </draw:custom-shape>
        <draw:custom-shape draw:style-name="gr162" draw:text-style-name="P10" draw:layer="layout" svg:width="7cm" svg:height="1.75cm" svg:x="26cm" svg:y="10cm">
          <text:p text:style-name="P1">Части мертвых противников больше не исчезают, но их можно уничтожить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6cm" svg:y="12cm">
          <text:p text:style-name="P1">Из противников и домиков хлещет кровь при повреждении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7.25cm">
          <text:p text:style-name="P1">При выстреле проигрывается звук и эффект</text:p>
          <draw:enhanced-geometry svg:viewBox="0 0 21600 21600" draw:type="rectangle" draw:enhanced-path="M 0 0 L 21600 0 21600 21600 0 21600 0 0 Z N"/>
        </draw:custom-shape>
        <draw:custom-shape draw:style-name="gr162" draw:text-style-name="P10" draw:layer="layout" svg:width="7cm" svg:height="1.75cm" svg:x="26cm" svg:y="14cm">
          <text:p text:style-name="P1">При выстрелах проигрываются смешные звуки</text:p>
          <draw:enhanced-geometry svg:viewBox="0 0 21600 21600" draw:type="rectangle" draw:enhanced-path="M 0 0 L 21600 0 21600 21600 0 21600 0 0 Z N"/>
        </draw:custom-shape>
        <draw:custom-shape draw:style-name="gr141" draw:text-style-name="P1" draw:layer="layout" svg:width="7cm" svg:height="3.25cm" svg:x="1.75cm" svg:y="9.25cm">
          <text:p text:style-name="P1">При попадании проигрывается звук и эффект, на поверхности остаётся декаль, которая через некоторое время исчезает</text:p>
          <draw:enhanced-geometry svg:viewBox="0 0 21600 21600" draw:type="rectangle" draw:enhanced-path="M 0 0 L 21600 0 21600 21600 0 21600 0 0 Z N"/>
        </draw:custom-shape>
        <draw:custom-shape draw:style-name="gr162" draw:text-style-name="P10" draw:layer="layout" svg:width="7cm" svg:height="1.75cm" svg:x="26cm" svg:y="16cm">
          <text:p text:style-name="P1">Декали остаются навсегда (прощай производительность)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.75cm" svg:y="12.75cm">
          <text:p text:style-name="P1">Упавшие домики на носят урон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8.75cm" svg:y="2.5cm">
          <text:p text:style-name="P1">Окружение наносит на xN урона больше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Обычный">
        <draw:custom-shape draw:style-name="gr163" draw:text-style-name="P8" draw:layer="layout" svg:width="8.75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64" draw:layer="layout" svg:width="9.25cm" svg:height="1cm" svg:x="12.25cm" svg:y="0.25cm">
          <text:p>Книга правил (Левелдизайн)</text:p>
          <draw:enhanced-geometry svg:viewBox="0 0 21600 21600" draw:type="rectangle" draw:enhanced-path="M 0 0 L 21600 0 21600 21600 0 21600 0 0 Z N"/>
        </draw:custom-shape>
        <draw:custom-shape draw:style-name="gr165" draw:text-style-name="P1" draw:layer="layout" svg:width="8.75cm" svg:height="2.25cm" svg:x="1.75cm" svg:y="2.75cm">
          <text:p text:style-name="P1">Локация делится на боевые зоны (блоки), соединенные дорогами и разделённые небоевыми труднопроходимыми зонами</text:p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9.5cm" svg:height="1.25cm" svg:x="23.75cm" svg:y="2.25cm">
          <text:p text:style-name="P1">Игрок не может покинуть боевую зону, пока не уничтожит всех противников</text:p>
          <draw:enhanced-geometry svg:viewBox="0 0 21600 21600" draw:type="rectangle" draw:enhanced-path="M 0 0 L 21600 0 21600 21600 0 21600 0 0 Z N"/>
        </draw:custom-shape>
        <draw:custom-shape draw:style-name="gr167" draw:text-style-name="P1" draw:layer="layout" svg:width="9.5cm" svg:height="1.25cm" svg:x="23.75cm" svg:y="3.75cm">
          <text:p text:style-name="P1">Боевых зон больше нет. Плотность небоевой застройки снижена.</text:p>
          <draw:enhanced-geometry svg:viewBox="0 0 21600 21600" draw:type="rectangle" draw:enhanced-path="M 0 0 L 21600 0 21600 21600 0 21600 0 0 Z N"/>
        </draw:custom-shape>
        <draw:custom-shape draw:style-name="gr168" draw:text-style-name="P1" draw:layer="layout" svg:width="9.5cm" svg:height="1.75cm" svg:x="23.75cm" svg:y="5.25cm">
          <text:p text:style-name="P1">Игрок и враги становятся меньше, боевыми зонами становятся также дороги.</text:p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9.5cm" svg:height="2.75cm" svg:x="23.75cm" svg:y="7.25cm">
          <text:p text:style-name="P1">Игрок становится больше. Весь город становится боевой зоной. Домики ломаются от коллизии по упрощенной схеме. Противники игнорируют большинство домиков.</text:p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8.75cm" svg:height="1.25cm" svg:x="1.75cm" svg:y="5.25cm">
          <text:p text:style-name="P1">Боевые зоны содержат также укрытия</text:p>
          <draw:enhanced-geometry svg:viewBox="0 0 21600 21600" draw:type="rectangle" draw:enhanced-path="M 0 0 L 21600 0 21600 21600 0 21600 0 0 Z N"/>
        </draw:custom-shape>
        <draw:custom-shape draw:style-name="gr171" draw:text-style-name="P11" draw:layer="layout" svg:width="9.5cm" svg:height="0.75cm" svg:x="23.75cm" svg:y="10.25cm">
          <text:p text:style-name="P1">Больше укрытий</text:p>
          <draw:enhanced-geometry svg:viewBox="0 0 21600 21600" draw:type="rectangle" draw:enhanced-path="M 0 0 L 21600 0 21600 21600 0 21600 0 0 Z N"/>
        </draw:custom-shape>
        <draw:custom-shape draw:style-name="gr172" draw:text-style-name="P1" draw:layer="layout" svg:width="8.75cm" svg:height="1.75cm" svg:x="1.75cm" svg:y="6.75cm">
          <text:p text:style-name="P1">Боевые зоны соединены друг с другом логически. Пойти в другую сторону мешают невидимые стены.</text:p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9.5cm" svg:height="3cm" svg:x="23.75cm" svg:y="11.25cm">
          <text:p text:style-name="P1">Невидимых стен больше нет. Боевые зоны раскиданы равномерно и не соединены друг с другом логически. Указатель ведёт напрямую к точке интереса.</text:p>
          <draw:enhanced-geometry svg:viewBox="0 0 21600 21600" draw:type="rectangle" draw:enhanced-path="M 0 0 L 21600 0 21600 21600 0 21600 0 0 Z N"/>
        </draw:custom-shape>
        <draw:custom-shape draw:style-name="gr172" draw:text-style-name="P1" draw:layer="layout" svg:width="8.75cm" svg:height="1.75cm" svg:x="1.75cm" svg:y="8.75cm">
          <text:p text:style-name="P1">Для следующих зон есть указатели. Для секретных зон указателей нет.</text:p>
          <draw:enhanced-geometry svg:viewBox="0 0 21600 21600" draw:type="rectangle" draw:enhanced-path="M 0 0 L 21600 0 21600 21600 0 21600 0 0 Z N"/>
        </draw:custom-shape>
        <draw:custom-shape draw:style-name="gr171" draw:text-style-name="P11" draw:layer="layout" svg:width="9.5cm" svg:height="0.75cm" svg:x="23.75cm" svg:y="14.5cm">
          <text:p text:style-name="P1">Добавлена миникарта</text:p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9.5cm" svg:height="1.25cm" svg:x="23.75cm" svg:y="15.5cm">
          <text:p text:style-name="P1">Орбитальная бомбарда бьёт случайно по земле</text:p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8.75cm" svg:height="1.25cm" svg:x="1.75cm" svg:y="10.75cm">
          <text:p text:style-name="P1">Ключевые точки сражений находятся между дистриктами</text:p>
          <draw:enhanced-geometry svg:viewBox="0 0 21600 21600" draw:type="rectangle" draw:enhanced-path="M 0 0 L 21600 0 21600 21600 0 21600 0 0 Z N"/>
        </draw:custom-shape>
        <draw:custom-shape draw:style-name="gr165" draw:text-style-name="P1" draw:layer="layout" svg:width="8.75cm" svg:height="2.25cm" svg:x="1.75cm" svg:y="12.25cm">
          <text:p text:style-name="P1">Дистрикты разделяются друг от друга естественными и искусственными непроходимыми препятствиями</text:p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9.5cm" svg:height="2.25cm" svg:x="14cm" svg:y="2.25cm">
          <text:p text:style-name="P1">Передвижение между дистриктами возможно. Стены разрушаемы. Реки и расщелины можно перепрыгнуть. Или упасть в них.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Обычный"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96" draw:layer="layout" svg:width="8cm" svg:height="1cm" svg:x="12.25cm" svg:y="0.25cm">
          <text:p>Книга правил (Прокачка)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2.75cm">
          <text:p text:style-name="P1">У игрока может быть N разных оружий, между которыми он переключается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24.25cm" svg:y="2.25cm">
          <text:p text:style-name="P1">У игрока есть инвентарь с N слотами в который он может скидывать ненужное оружие и моды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5.25cm">
          <text:p text:style-name="P1">У игрока N слотов модов, которые усиливают различные его характеристики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.75cm" svg:y="7.75cm">
          <text:p text:style-name="P1">У игрока N слотов расходников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9.25cm">
          <text:p text:style-name="P1">Игрок подбирает оружие, моды и расходники пока хватает слотов или заменяет другой слот.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4.25cm">
          <text:p text:style-name="P1">Для оружия, модов и прочего единый пул слотов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1.75cm">
          <text:p text:style-name="P1">Игрок может подбирать временные бафы и аптечки с противников или разрушая здания.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5.75cm">
          <text:p text:style-name="P1">Оружие и моды прокачиваются за выполнение мини-квестов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4.25cm">
          <text:p text:style-name="P1">Лучшие моды и оружие находятся ближе к концу локаций и в более сложных миссиях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7.25cm">
          <text:p text:style-name="P1">У игрока появляется дерево способностей меха</text:p>
          <draw:enhanced-geometry svg:viewBox="0 0 21600 21600" draw:type="rectangle" draw:enhanced-path="M 0 0 L 21600 0 21600 21600 0 21600 0 0 Z N"/>
        </draw:custom-shape>
        <draw:custom-shape draw:style-name="gr146" draw:layer="layout" svg:width="9cm" svg:height="1.25cm" svg:x="24.25cm" svg:y="8.75cm">
          <text:p text:style-name="P1">Игрок выбирает класс меха, получая бонусы и уязвимости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0.25cm">
          <text:p text:style-name="P1">Пилоты получают собственное дерево способностей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24.25cm" svg:y="11.75cm">
          <text:p text:style-name="P1">Вместо подбора оружия игрок может получить небольшое количество патронов выбранного оружия</text:p>
          <draw:enhanced-geometry svg:viewBox="0 0 21600 21600" draw:type="rectangle" draw:enhanced-path="M 0 0 L 21600 0 21600 21600 0 21600 0 0 Z N"/>
        </draw:custom-shape>
        <draw:custom-shape draw:style-name="gr175" draw:text-style-name="P11" draw:layer="layout" svg:width="9cm" svg:height="1.25cm" svg:x="24.25cm" svg:y="13.75cm">
          <text:p text:style-name="P1">Патроны шарятся между схожим оружием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Микротескты" style:family="graphic" style:parent-style-name="standard">
      <style:graphic-properties svg:stroke-color="#729fcf" draw:fill="solid" draw:fill-color="#b4c7dc"/>
      <style:text-properties fo:font-size="14pt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6T16:51:49.352519400</meta:creation-date>
    <dc:date>2025-07-13T23:45:32.284024000</dc:date>
    <meta:editing-duration>PT1H2M40S</meta:editing-duration>
    <meta:editing-cycles>15</meta:editing-cycles>
    <meta:generator>LibreOffice/25.2.2.2$Windows_X86_64 LibreOffice_project/7370d4be9e3cf6031a51beef54ff3bda878e3fac</meta:generator>
    <meta:document-statistic meta:object-count="473"/>
  </office:meta>
</office:document-meta>
</file>